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9"/>
    <style:style style:name="co1" style:family="table-column">
      <style:table-column-properties fo:break-before="auto" style:column-width="5.212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4.312708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Publisher</text:p>
          </table:table-cell>
          <table:table-cell office:value-type="string" table:style-name="ce1">
            <text:p>Genre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Publish Date</text:p>
          </table:table-cell>
          <table:table-cell office:value-type="string" table:style-name="ce1">
            <text:p>Close Dat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Community Revival</text:p>
          </table:table-cell>
          <table:table-cell office:value-type="string" table:style-name="ce1">
            <text:p>References</text:p>
          </table:table-cell>
          <table:table-cell office:value-type="string" table:style-name="ce1">
            <text:p>Note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3DS &amp; Wii U Online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Console Service</text:p>
          </table:table-cell>
          <table:table-cell office:value-type="string" table:style-name="ce1">
            <text:p>3DS, Wii U</text:p>
          </table:table-cell>
          <table:table-cell office:value-type="string" table:style-name="ce1">
            <text:p>Console Service</text:p>
          </table:table-cell>
          <table:table-cell table:number-columns-repeated="2" table:style-name="ce1"/>
          <table:table-cell office:value-type="string" table:style-name="ce1">
            <text:p>Downloads &amp; Online connectivity unavailable, can still play existing offline games</text:p>
          </table:table-cell>
          <table:table-cell office:value-type="string" table:style-name="ce1">
            <text:p>Pretendo</text:p>
          </table:table-cell>
          <table:table-cell table:style-name="ce1"/>
          <table:table-cell office:value-type="string" table:style-name="ce1">
            <text:p>Devices ned to be hacked before community servers can be use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3on3 FreeStyl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7-10-16T00:00:00" table:style-name="ce2">
            <text:p>2017-10-1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ce of Spades: Battle Builder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2-12-12T00:00:00" table:style-name="ce2">
            <text:p>2012-12-1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erena - Clash of Champi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5-07T00:00:00" table:style-name="ce2">
            <text:p>2014-05-0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5" table:style-name="ce1"/>
          <table:table-cell office:value-type="string" table:style-name="ce1">
            <text:p>Status Not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ge of Empires Online</text:p>
          </table:table-cell>
          <table:table-cell office:value-type="string" table:style-name="ce1">
            <text:p>Microsoft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IGP</text:p>
          </table:table-cell>
          <table:table-cell office:value-type="date" office:date-value="2011-08-16T00:00:00" table:style-name="ce2">
            <text:p>2011-08-16</text:p>
          </table:table-cell>
          <table:table-cell office:value-type="date" office:date-value="2014-07-01T00:00:00" table:style-name="ce2">
            <text:p>2014-07-0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Project Celeste</text:p>
          </table:table-cell>
          <table:table-cell office:value-type="string" table:style-name="ce1">
            <text:p>aoe-shutdown-2013</text:p>
          </table:table-cell>
          <table:table-cell office:value-type="string" table:style-name="ce1">
            <text:p>GFWL</text:p>
          </table:table-cell>
          <table:table-cell table:number-columns-repeated="5" table:style-name="ce1"/>
          <table:table-cell office:value-type="string" table:style-name="ce1">
            <text:p>Support</text:p>
          </table:table-cell>
          <table:table-cell table:style-name="ce1"/>
          <table:table-cell office:value-type="string" table:style-name="ce1">
            <text:p>Game has not reached end of support yet, or an alternative is offered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ge of Empires: Castle Siege</text:p>
          </table:table-cell>
          <table:table-cell office:value-type="string" table:style-name="ce1">
            <text:p>Microsoft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9-17T00:00:00" table:style-name="ce2">
            <text:p>2014-09-1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5" table:style-name="ce1"/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Unplayable in any form, not even single player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mazing World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8-07T00:00:00" table:style-name="ce2">
            <text:p>2014-08-0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5" table:style-name="ce1"/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Offline functionality still present, only online features like leaderboards/social missing, Singleplayer functional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no 1404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09-06-23T00:00:00" table:style-name="ce2">
            <text:p>2009-06-23</text:p>
          </table:table-cell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6" table:style-name="ce1"/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No multiplayer available, singleplayer still playable (if present in game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no 2070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11-11-17T00:00:00" table:style-name="ce2">
            <text:p>2011-11-17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anno-shutdown-2022</text:p>
          </table:table-cell>
          <table:table-cell office:value-type="string" table:style-name="ce1">
            <text:p>anno-drm-2022</text:p>
          </table:table-cell>
          <table:table-cell office:value-type="string" table:style-name="ce1">
            <text:p>Cracks exist to restore partial singleplayer functionality. Activation limit DRM was removed by the publisher in 2020. Replaced with uplay? Developers wanted to support the game longer.</text:p>
          </table:table-cell>
          <table:table-cell table:number-columns-repeated="5" table:style-name="ce1"/>
          <table:table-cell office:value-type="string" table:style-name="ce1">
            <text:p>No DLC</text:p>
          </table:table-cell>
          <table:table-cell table:style-name="ce1"/>
          <table:table-cell office:value-type="string" table:style-name="ce1">
            <text:p>Additional DLC is no longer usable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no Online</text:p>
          </table:table-cell>
          <table:table-cell office:value-type="string" table:style-name="ce1">
            <text:p>Ubi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01-31T00:00:00" table:style-name="ce2">
            <text:p>2013-01-3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5" table:style-name="ce1"/>
          <table:table-cell office:value-type="string" table:style-name="ce1">
            <text:p>LAN Multiplayer</text:p>
          </table:table-cell>
          <table:table-cell table:style-name="ce1"/>
          <table:table-cell office:value-type="string" table:style-name="ce1">
            <text:p>Multiplayer still possible by local connection, singleplayer still work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nthem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C, PS4, XBO</text:p>
          </table:table-cell>
          <table:table-cell office:value-type="string" table:style-name="ce1">
            <text:p>Paid, DLC</text:p>
          </table:table-cell>
          <table:table-cell office:value-type="date" office:date-value="2019-02-22T00:00:00" table:style-name="ce2">
            <text:p>2019-02-22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8" table:style-name="ce1"/>
          <table:table-cell office:value-type="string" table:style-name="ce1">
            <text:p>P2P</text:p>
          </table:table-cell>
          <table:table-cell table:style-name="ce1"/>
          <table:table-cell office:value-type="string" table:style-name="ce1">
            <text:p>Multiplayer via direct connection possible, singleplayer still work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oF Chess Club 2.0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5-11-04T00:00:00" table:style-name="ce2">
            <text:p>2015-11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5" table:style-name="ce1"/>
          <table:table-cell office:value-type="string" table:style-name="ce1">
            <text:p>Local</text:p>
          </table:table-cell>
          <table:table-cell table:style-name="ce1"/>
          <table:table-cell office:value-type="string" table:style-name="ce1">
            <text:p>Local play still possible <text:s/>(single, multiplayer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rena: Cyber Evolution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sheron's Call</text:p>
          </table:table-cell>
          <table:table-cell office:value-type="string" table:style-name="ce1">
            <text:p>Microsoft, WB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ubscription</text:p>
          </table:table-cell>
          <table:table-cell office:value-type="date" office:date-value="1999-11-02T00:00:00" table:style-name="ce2">
            <text:p>1999-11-02</text:p>
          </table:table-cell>
          <table:table-cell office:value-type="date" office:date-value="2017-01-31T00:00:00" table:style-name="ce2">
            <text:p>2017-01-3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ACEmulator</text:p>
          </table:table-cell>
          <table:table-cell office:value-type="string" table:style-name="ce1">
            <text:p>ashcall-shutdown-2016</text:p>
          </table:table-cell>
          <table:table-cell office:value-type="string" table:style-name="ce1">
            <text:p>Devs wanted to hand servers over to player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sheron's Call 2: Fallen Kings</text:p>
          </table:table-cell>
          <table:table-cell table:style-name="ce1"/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ubscription<text:s/></text:p>
          </table:table-cell>
          <table:table-cell office:value-type="date" office:date-value="2002-11-22T00:00:00" table:style-name="ce2">
            <text:p>2002-11-2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sphalt Overdriv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9-25T00:00:00" table:style-name="ce2">
            <text:p>2014-09-2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phalt Street Storm Racing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10-26T00:00:00" table:style-name="ce2">
            <text:p>2017-10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sassin's Creed 2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PS3</text:p>
          </table:table-cell>
          <table:table-cell office:value-type="string" table:style-name="ce1">
            <text:p>Paid</text:p>
          </table:table-cell>
          <table:table-cell office:value-type="date" office:date-value="2009-11-17T00:00:00" table:style-name="ce2">
            <text:p>2009-11-17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ubi-shutdown-2022</text:p>
          </table:table-cell>
          <table:table-cell office:value-type="string" table:style-name="ce1">
            <text:p>See also ubi-shutdown-20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sassin's Creed 3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PS3, 360, Wii U</text:p>
          </table:table-cell>
          <table:table-cell office:value-type="string" table:style-name="ce1">
            <text:p>Paid, DLC</text:p>
          </table:table-cell>
          <table:table-cell office:value-type="date" office:date-value="2012-10-30T00:00:00" table:style-name="ce2">
            <text:p>2012-10-30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office:value-type="string" table:style-name="ce1">
            <text:p>Still operational, but already has cracks to allow full functionality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sassin's Creed IV: Black Flag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PS4, XBO, PS3, 360</text:p>
          </table:table-cell>
          <table:table-cell office:value-type="string" table:style-name="ce1">
            <text:p>Paid</text:p>
          </table:table-cell>
          <table:table-cell office:value-type="date" office:date-value="2013-10-29T00:00:00" table:style-name="ce2">
            <text:p>2013-10-29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ssassin's Creed Liberation HD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SV, PS3, PS4, PC, 360, XBO, Switch</text:p>
          </table:table-cell>
          <table:table-cell office:value-type="string" table:style-name="ce1">
            <text:p>Paid</text:p>
          </table:table-cell>
          <table:table-cell office:value-type="date" office:date-value="2012-10-30T00:00:00" table:style-name="ce2">
            <text:p>2012-10-30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office:value-type="string" table:style-name="ce1">
            <text:p>Multiplayer was only on original Vita releas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sassin's Creed Revelations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360, XBO, PS3, PS4, Switch</text:p>
          </table:table-cell>
          <table:table-cell office:value-type="string" table:style-name="ce1">
            <text:p>Paid</text:p>
          </table:table-cell>
          <table:table-cell office:value-type="date" office:date-value="2011-11-15T00:00:00" table:style-name="ce2">
            <text:p>2011-11-15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sassin's Creed: Brotherhood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</text:p>
          </table:table-cell>
          <table:table-cell office:value-type="date" office:date-value="2010-11-16T00:00:00" table:style-name="ce2">
            <text:p>2010-11-16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ssassin's Creed: Revelations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Action Adventure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</text:p>
          </table:table-cell>
          <table:table-cell office:value-type="date" office:date-value="2011-11-15T00:00:00" table:style-name="ce2">
            <text:p>2011-11-15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Still operational, but already has cracks to allow full functionality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teroids: Outpost</text:p>
          </table:table-cell>
          <table:table-cell office:value-type="string" table:style-name="ce1">
            <text:p>Atari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tonia Reborn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tlas Reactor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10-04T00:00:00" table:style-name="ce2">
            <text:p>2016-10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to Assault</text:p>
          </table:table-cell>
          <table:table-cell office:value-type="string" table:style-name="ce1">
            <text:p>NC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06-04-11T00:00:00" table:style-name="ce2">
            <text:p>2006-04-1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A: Dog Tag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9-05-02T00:00:00" table:style-name="ce2">
            <text:p>2019-05-0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bylon's Fall</text:p>
          </table:table-cell>
          <table:table-cell office:value-type="string" table:style-name="ce1">
            <text:p>Square_Enix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 ,IGP</text:p>
          </table:table-cell>
          <table:table-cell office:value-type="date" office:date-value="2022-03-03T00:00:00" table:style-name="ce2">
            <text:p>2022-03-0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man: Arkham Origins</text:p>
          </table:table-cell>
          <table:table-cell office:value-type="string" table:style-name="ce1">
            <text:p>Warner Bros.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, DLC</text:p>
          </table:table-cell>
          <table:table-cell office:value-type="date" office:date-value="2013-10-25T00:00:00" table:style-name="ce2">
            <text:p>2013-10-25</text:p>
          </table:table-cell>
          <table:table-cell office:value-type="date" office:date-value="2016-12-04T00:00:00" table:style-name="ce2">
            <text:p>2016-12-04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batman-shutdown-201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attle Battali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5-11-03T00:00:00" table:style-name="ce2">
            <text:p>2015-11-0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1942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Mac</text:p>
          </table:table-cell>
          <table:table-cell office:value-type="string" table:style-name="ce1">
            <text:p>Paid</text:p>
          </table:table-cell>
          <table:table-cell office:value-type="date" office:date-value="2002-09-17T00:00:00" table:style-name="ce2">
            <text:p>2002-09-17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Hamachi, GameRanger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attlefield 2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05-06-21T00:00:00" table:style-name="ce2">
            <text:p>2005-06-21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BF Revive</text:p>
          </table:table-cell>
          <table:table-cell office:value-type="string" table:style-name="ce1">
            <text:p>gamespy-ea-2014</text:p>
          </table:table-cell>
          <table:table-cell office:value-type="string" table:style-name="ce1">
            <text:p>EA Took down community servers ea-bf-20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2142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06-10-17T00:00:00" table:style-name="ce2">
            <text:p>2006-10-17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BF Revive, Reclamation</text:p>
          </table:table-cell>
          <table:table-cell office:value-type="string" table:style-name="ce1">
            <text:p>gamespy-ea-2014</text:p>
          </table:table-cell>
          <table:table-cell office:value-type="string" table:style-name="ce1">
            <text:p>http://dethklokclan.enjin.com/,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Heroes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TP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IGP</text:p>
          </table:table-cell>
          <table:table-cell office:value-type="date" office:date-value="2009-06-25T00:00:00" table:style-name="ce2">
            <text:p>2009-06-25</text:p>
          </table:table-cell>
          <table:table-cell office:value-type="date" office:date-value="2015-07-14T00:00:00" table:style-name="ce2">
            <text:p>2015-07-14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BF Revive, Rising Hub</text:p>
          </table:table-cell>
          <table:table-cell office:value-type="string" table:style-name="ce1">
            <text:p>eaf2p-shutdown-2015</text:p>
          </table:table-cell>
          <table:table-cell office:value-type="string" table:style-name="ce1">
            <text:p>EA Took down community servers ea-bf-20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Online</text:p>
          </table:table-cell>
          <table:table-cell office:value-type="string" table:style-name="ce1">
            <text:p>Neowiz_Games</text:p>
          </table:table-cell>
          <table:table-cell office:value-type="string" table:style-name="ce1">
            <text:p>FP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0-03-25T00:00:00" table:style-name="ce2">
            <text:p>2010-03-2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Play4Free</text:p>
          </table:table-cell>
          <table:table-cell office:value-type="string" table:style-name="ce1">
            <text:p>Electronic_Arts<text:s/></text:p>
          </table:table-cell>
          <table:table-cell office:value-type="string" table:style-name="ce1">
            <text:p>FP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1-04-04T00:00:00" table:style-name="ce2">
            <text:p>2011-04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ield Vietnam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04-03-15T00:00:00" table:style-name="ce2">
            <text:p>2004-03-15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Team Simple</text:p>
          </table:table-cell>
          <table:table-cell office:value-type="string" table:style-name="ce1">
            <text:p>gamespy-ea-2014</text:p>
          </table:table-cell>
          <table:table-cell office:value-type="string" table:style-name="ce1">
            <text:p>Multiplayer functional through Hamachi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ttleForge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IGP</text:p>
          </table:table-cell>
          <table:table-cell office:value-type="date" office:date-value="2009-03-24T00:00:00" table:style-name="ce2">
            <text:p>2009-03-24</text:p>
          </table:table-cell>
          <table:table-cell office:value-type="date" office:date-value="2013-10-31T00:00:00" table:style-name="ce2">
            <text:p>2013-10-31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Skylords Reborn</text:p>
          </table:table-cell>
          <table:table-cell office:value-type="string" table:style-name="ce1">
            <text:p>battleforge-shutdown-201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acklight: Retribution</text:p>
          </table:table-cell>
          <table:table-cell office:value-type="string" table:style-name="ce1">
            <text:p>Perfect World Entertainment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PS4</text:p>
          </table:table-cell>
          <table:table-cell office:value-type="string" table:style-name="ce1">
            <text:p>F2P, IGP</text:p>
          </table:table-cell>
          <table:table-cell office:value-type="date" office:date-value="2012-04-03T00:00:00" table:style-name="ce2">
            <text:p>2012-04-03</text:p>
          </table:table-cell>
          <table:table-cell office:value-type="date" office:date-value="2019-03-11T00:00:00" table:style-name="ce2">
            <text:p>2019-03-1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blacklight-shutdown-201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locksworld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loodborne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aid</text:p>
          </table:table-cell>
          <table:table-cell office:value-type="date" office:date-value="2015-03-24T00:00:00" table:style-name="ce2">
            <text:p>2015-03-2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gie Frights</text:p>
          </table:table-cell>
          <table:table-cell office:value-type="string" table:style-name="ce1">
            <text:p>EA</text:p>
          </table:table-cell>
          <table:table-cell table:style-name="ce1"/>
          <table:table-cell office:value-type="string" table:style-name="ce1">
            <text:p>iOS, Android</text:p>
          </table:table-cell>
          <table:table-cell table:number-columns-repeated="2" table:style-name="ce1"/>
          <table:table-cell office:value-type="date" office:date-value="2016-07-31T00:00:00" table:style-name="ce2">
            <text:p>2016-07-31</text:p>
          </table:table-cell>
          <table:table-cell table:number-columns-repeated="2" table:style-name="ce1"/>
          <table:table-cell office:value-type="string" table:style-name="ce1">
            <text:p>ea-ah-2024</text:p>
          </table:table-cell>
          <table:table-cell office:value-type="string" table:style-name="ce1">
            <text:p>Can't find any info on this beyond an entry in the EA shutdown lis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awl of Ages</text:p>
          </table:table-cell>
          <table:table-cell office:value-type="string" table:style-name="ce1">
            <text:p>S2_Ga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each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oomstick League</text:p>
          </table:table-cell>
          <table:table-cell office:value-type="string" table:style-name="ce1">
            <text:p>Blue_Isle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ll of Duty: Online</text:p>
          </table:table-cell>
          <table:table-cell office:value-type="string" table:style-name="ce1">
            <text:p>Tencent_Games<text:s/></text:p>
          </table:table-cell>
          <table:table-cell office:value-type="string" table:style-name="ce1">
            <text:p>FP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01-14T00:00:00" table:style-name="ce2">
            <text:p>2013-01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ronicle: RuneScape Legend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05-26T00:00:00" table:style-name="ce2">
            <text:p>2016-05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ity of Heroes</text:p>
          </table:table-cell>
          <table:table-cell office:value-type="string" table:style-name="ce1">
            <text:p>NCSOF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Mac, PC</text:p>
          </table:table-cell>
          <table:table-cell office:value-type="string" table:style-name="ce1">
            <text:p>Subscription</text:p>
          </table:table-cell>
          <table:table-cell office:value-type="date" office:date-value="2004-04-28T00:00:00" table:style-name="ce2">
            <text:p>2004-04-28</text:p>
          </table:table-cell>
          <table:table-cell office:value-type="date" office:date-value="2012-11-30T00:00:00" table:style-name="ce2">
            <text:p>2012-11-30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CoH: Homecoming</text:p>
          </table:table-cell>
          <table:table-cell office:value-type="string" table:style-name="ce1">
            <text:p>coh-homecoming-2024</text:p>
          </table:table-cell>
          <table:table-cell office:value-type="string" table:style-name="ce1">
            <text:p>Server source code partial leak helped revival efforts, eventual official license.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oud Pirates</text:p>
          </table:table-cell>
          <table:table-cell office:value-type="string" table:style-name="ce1">
            <text:p>MY.GA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ub Penguin Island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03-29T00:00:00" table:style-name="ce2">
            <text:p>2017-03-2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onies Onlin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mmand<text:s/></text:p>
          </table:table-cell>
          <table:table-cell office:value-type="string" table:style-name="ce1">
            <text:p>Electronic_Arts<text:s/></text:p>
          </table:table-cell>
          <table:table-cell office:value-type="string" table:style-name="ce1">
            <text:p>RT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mmand &amp; Conquer 3: Tiberium Wars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PC, 360, Mac</text:p>
          </table:table-cell>
          <table:table-cell office:value-type="string" table:style-name="ce1">
            <text:p>Paid</text:p>
          </table:table-cell>
          <table:table-cell office:value-type="date" office:date-value="2007-03-26T00:00:00" table:style-name="ce2">
            <text:p>2007-03-26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C&amp;C Online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ommand &amp; Conquer: Generals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PC, Mac</text:p>
          </table:table-cell>
          <table:table-cell office:value-type="string" table:style-name="ce1">
            <text:p>Paid</text:p>
          </table:table-cell>
          <table:table-cell office:value-type="date" office:date-value="2003-02-14T00:00:00" table:style-name="ce2">
            <text:p>2003-02-14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C&amp;C Online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ommand &amp; Conquer: Red Alert 3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PC, 360, PS3, Mac</text:p>
          </table:table-cell>
          <table:table-cell office:value-type="string" table:style-name="ce1">
            <text:p>Paid</text:p>
          </table:table-cell>
          <table:table-cell office:value-type="date" office:date-value="2008-10-28T00:00:00" table:style-name="ce2">
            <text:p>2008-10-28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C&amp;C Online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rayta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imesigh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2-04-14T00:00:00" table:style-name="ce2">
            <text:p>2022-04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ucible</text:p>
          </table:table-cell>
          <table:table-cell office:value-type="string" table:style-name="ce1">
            <text:p>Amazon_Game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ysis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</text:p>
          </table:table-cell>
          <table:table-cell office:value-type="date" office:date-value="2007-11-13T00:00:00" table:style-name="ce2">
            <text:p>2007-11-13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LAN Multiplayer</text:p>
          </table:table-cell>
          <table:table-cell office:value-type="string" table:style-name="ce1">
            <text:p>CryMP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rysis 2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</text:p>
          </table:table-cell>
          <table:table-cell office:value-type="date" office:date-value="2011-03-22T00:00:00" table:style-name="ce2">
            <text:p>2011-03-22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OpenSpy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rysis 3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, DLC</text:p>
          </table:table-cell>
          <table:table-cell office:value-type="date" office:date-value="2013-02-19T00:00:00" table:style-name="ce2">
            <text:p>2013-02-19</text:p>
          </table:table-cell>
          <table:table-cell office:value-type="date" office:date-value="2023-12-08T00:00:00" table:style-name="ce2">
            <text:p>2023-12-08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Crysis Wars Executables</text:p>
          </table:table-cell>
          <table:table-cell office:value-type="string" table:style-name="ce1">
            <text:p>ea-ah-202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rysis Warhead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, DLC</text:p>
          </table:table-cell>
          <table:table-cell office:value-type="date" office:date-value="2008-09-17T00:00:00" table:style-name="ce2">
            <text:p>2008-09-17</text:p>
          </table:table-cell>
          <table:table-cell office:value-type="date" office:date-value="2014-08-01T00:00:00" table:style-name="ce2">
            <text:p>2014-08-01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ark Souls</text:p>
          </table:table-cell>
          <table:table-cell office:value-type="string" table:style-name="ce1">
            <text:p>Namco Bandai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, DLC</text:p>
          </table:table-cell>
          <table:table-cell office:value-type="date" office:date-value="2011-09-22T00:00:00" table:style-name="ce2">
            <text:p>2011-09-22</text:p>
          </table:table-cell>
          <table:table-cell office:value-type="date" office:date-value="2022-01-23T00:00:00" table:style-name="ce2">
            <text:p>2022-01-23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darksouls-shutdown-2022</text:p>
          </table:table-cell>
          <table:table-cell office:value-type="string" table:style-name="ce1">
            <text:p>Servers originally down due to security fla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rk Souls II</text:p>
          </table:table-cell>
          <table:table-cell office:value-type="string" table:style-name="ce1">
            <text:p>Namco Bandai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C, PS4, XBO, PS3, 360</text:p>
          </table:table-cell>
          <table:table-cell office:value-type="string" table:style-name="ce1">
            <text:p>Paid, DLC</text:p>
          </table:table-cell>
          <table:table-cell office:value-type="date" office:date-value="2014-04-25T00:00:00" table:style-name="ce2">
            <text:p>2014-04-25</text:p>
          </table:table-cell>
          <table:table-cell table:style-name="ce1"/>
          <table:table-cell office:value-type="string" table:style-name="ce1">
            <text:p>Support</text:p>
          </table:table-cell>
          <table:table-cell table:style-name="ce1"/>
          <table:table-cell office:value-type="string" table:style-name="ce1">
            <text:p>darksouls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ark Souls III</text:p>
          </table:table-cell>
          <table:table-cell office:value-type="string" table:style-name="ce1">
            <text:p>Namco Bandai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C, PS4, XBO</text:p>
          </table:table-cell>
          <table:table-cell office:value-type="string" table:style-name="ce1">
            <text:p>Paid, DLC</text:p>
          </table:table-cell>
          <table:table-cell office:value-type="date" office:date-value="2016-04-12T00:00:00" table:style-name="ce2">
            <text:p>2016-04-12</text:p>
          </table:table-cell>
          <table:table-cell table:style-name="ce1"/>
          <table:table-cell office:value-type="string" table:style-name="ce1">
            <text:p>Support</text:p>
          </table:table-cell>
          <table:table-cell table:style-name="ce1"/>
          <table:table-cell office:value-type="string" table:style-name="ce1">
            <text:p>darksouls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arkfall Unholy War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04-16T00:00:00" table:style-name="ce2">
            <text:p>2013-04-1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rkSpore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C, Mac</text:p>
          </table:table-cell>
          <table:table-cell office:value-type="string" table:style-name="ce1">
            <text:p>Paid</text:p>
          </table:table-cell>
          <table:table-cell office:value-type="date" office:date-value="2011-04-26T00:00:00" table:style-name="ce2">
            <text:p>2011-04-26</text:p>
          </table:table-cell>
          <table:table-cell office:value-type="date" office:date-value="2016-03-01T00:00:00" table:style-name="ce2">
            <text:p>2016-03-0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Resurrection Capsule (unfinished)</text:p>
          </table:table-cell>
          <table:table-cell office:value-type="string" table:style-name="ce1">
            <text:p>ea-ah-202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arkspore</text:p>
          </table:table-cell>
          <table:table-cell office:value-type="string" table:style-name="ce1">
            <text:p>Electronic_Art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11-04-26T00:00:00" table:style-name="ce2">
            <text:p>2011-04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ad Island: Epidemic</text:p>
          </table:table-cell>
          <table:table-cell office:value-type="string" table:style-name="ce1">
            <text:p>Deep_Silver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14-05-01T00:00:00" table:style-name="ce2">
            <text:p>2014-05-0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ad Realm</text:p>
          </table:table-cell>
          <table:table-cell office:value-type="string" table:style-name="ce1">
            <text:p><text:s/>3BLACKDOT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5-08-03T00:00:00" table:style-name="ce2">
            <text:p>2015-08-03</text:p>
          </table:table-cell>
          <table:table-cell office:value-type="date" office:date-value="2020-08-27T00:00:00" table:style-name="ce2">
            <text:p>2020-08-27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Only video source no longer exists; https://www.youtube.com/watch?v=czk7DEUtAsc</text:p>
          </table:table-cell>
          <table:table-cell office:value-type="string" table:style-name="ce1">
            <text:p>dead-realm-202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eadbreed</text:p>
          </table:table-cell>
          <table:table-cell office:value-type="string" table:style-name="ce1">
            <text:p>Deadbreed AB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, DLC</text:p>
          </table:table-cell>
          <table:table-cell office:value-type="date" office:date-value="2016-04-14T00:00:00" table:style-name="ce2">
            <text:p>2016-04-14</text:p>
          </table:table-cell>
          <table:table-cell office:value-type="date" office:date-value="2017-01-31T00:00:00" table:style-name="ce2">
            <text:p>2017-01-3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eadbreed-shutdown-2017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athgarden: Bloodharvest</text:p>
          </table:table-cell>
          <table:table-cell office:value-type="string" table:style-name="ce1">
            <text:p>Behavior Interactive</text:p>
          </table:table-cell>
          <table:table-cell table:style-name="ce1"/>
          <table:table-cell office:value-type="string" table:style-name="ce1">
            <text:p>PC, PS4, XBO</text:p>
          </table:table-cell>
          <table:table-cell office:value-type="string" table:style-name="ce1">
            <text:p>Paid</text:p>
          </table:table-cell>
          <table:table-cell office:value-type="date" office:date-value="2018-08-14T00:00:00" table:style-name="ce2">
            <text:p>2018-08-14</text:p>
          </table:table-cell>
          <table:table-cell office:value-type="date" office:date-value="2019-12-31T00:00:00" table:style-name="ce2">
            <text:p>2019-12-3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deathGarden_API_Rebirth</text:p>
          </table:table-cell>
          <table:table-cell office:value-type="string" table:style-name="ce1">
            <text:p>deathgarden-shutdown-201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efiance</text:p>
          </table:table-cell>
          <table:table-cell office:value-type="string" table:style-name="ce1">
            <text:p>Trion World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, F2P,IGP</text:p>
          </table:table-cell>
          <table:table-cell office:value-type="date" office:date-value="2013-04-02T00:00:00" table:style-name="ce2">
            <text:p>2013-04-02</text:p>
          </table:table-cell>
          <table:table-cell office:value-type="date" office:date-value="2021-04-29T00:00:00" table:style-name="ce2">
            <text:p>2021-04-29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efiance-shutdown-2021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fiance 2050</text:p>
          </table:table-cell>
          <table:table-cell office:value-type="string" table:style-name="ce1">
            <text:p>Trion World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, F2P,IGP</text:p>
          </table:table-cell>
          <table:table-cell office:value-type="date" office:date-value="2018-07-10T00:00:00" table:style-name="ce2">
            <text:p>2018-07-10</text:p>
          </table:table-cell>
          <table:table-cell office:value-type="date" office:date-value="2021-04-30T00:00:00" table:style-name="ce2">
            <text:p>2021-04-30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efiance-shutdown-2022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mon's Souls</text:p>
          </table:table-cell>
          <table:table-cell office:value-type="string" table:style-name="ce1">
            <text:p>Sony Computer Entertainment, Atlus USA, Namco Bandai Games</text:p>
          </table:table-cell>
          <table:table-cell office:value-type="string" table:style-name="ce1">
            <text:p>Action RPG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aid</text:p>
          </table:table-cell>
          <table:table-cell office:value-type="date" office:date-value="2009-02-05T00:00:00" table:style-name="ce2">
            <text:p>2009-02-05</text:p>
          </table:table-cell>
          <table:table-cell office:value-type="date" office:date-value="2012-05-31T00:00:00" table:style-name="ce2">
            <text:p>2012-05-31</text:p>
          </table:table-cell>
          <table:table-cell office:value-type="string" table:style-name="ce1">
            <text:p>No Multiplayer</text:p>
          </table:table-cell>
          <table:table-cell office:value-type="string" table:style-name="ce1">
            <text:p>The Archstones</text:p>
          </table:table-cell>
          <table:table-cell office:value-type="string" table:style-name="ce1">
            <text:p>demonsouls-shutdown-201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estiny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S3, PS4, PS5, 360, XBO</text:p>
          </table:table-cell>
          <table:table-cell office:value-type="string" table:style-name="ce1">
            <text:p>Paid</text:p>
          </table:table-cell>
          <table:table-cell office:value-type="date" office:date-value="2014-09-09T00:00:00" table:style-name="ce2">
            <text:p>2014-09-09</text:p>
          </table:table-cell>
          <table:table-cell table:number-columns-repeated="4" table:style-name="ce1"/>
          <table:table-cell office:value-type="string" table:style-name="ce1">
            <text:p>Still playable,but no longer supported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us Ex GO</text:p>
          </table:table-cell>
          <table:table-cell office:value-type="string" table:style-name="ce1">
            <text:p>Square_Enix<text:s/>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PC, Android, iOS</text:p>
          </table:table-cell>
          <table:table-cell office:value-type="string" table:style-name="ce1">
            <text:p>Paid, IGP</text:p>
          </table:table-cell>
          <table:table-cell office:value-type="date" office:date-value="2017-03-09T00:00:00" table:style-name="ce2">
            <text:p>2017-03-09</text:p>
          </table:table-cell>
          <table:table-cell office:value-type="date" office:date-value="2023-01-04T00:00:00" table:style-name="ce2">
            <text:p>2023-01-04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embracer-deusex-2022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blo II</text:p>
          </table:table-cell>
          <table:table-cell office:value-type="string" table:style-name="ce1">
            <text:p>Blizzard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, Mac</text:p>
          </table:table-cell>
          <table:table-cell office:value-type="string" table:style-name="ce1">
            <text:p>Paid</text:p>
          </table:table-cell>
          <table:table-cell office:value-type="date" office:date-value="2000-06-28T00:00:00" table:style-name="ce2">
            <text:p>2000-06-28</text:p>
          </table:table-cell>
          <table:table-cell table:number-columns-repeated="4" table:style-name="ce1"/>
          <table:table-cell office:value-type="string" table:style-name="ce1">
            <text:p>Multiplayer functional through Hamachi. Still playable?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blo III</text:p>
          </table:table-cell>
          <table:table-cell office:value-type="string" table:style-name="ce1">
            <text:p>Blizzard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, PS4, XBO, PS3, 360</text:p>
          </table:table-cell>
          <table:table-cell office:value-type="string" table:style-name="ce1">
            <text:p>Paid, DLC</text:p>
          </table:table-cell>
          <table:table-cell office:value-type="date" office:date-value="2012-05-15T00:00:00" table:style-name="ce2">
            <text:p>2012-05-15</text:p>
          </table:table-cell>
          <table:table-cell table:number-columns-repeated="4" table:style-name="ce1"/>
          <table:table-cell office:value-type="string" table:style-name="ce1">
            <text:p>Still playable?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sney Hidden Worlds</text:p>
          </table:table-cell>
          <table:table-cell office:value-type="string" table:style-name="ce1">
            <text:p>Disney_Interactive_Studios<text:s/>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PC, iOs, Android</text:p>
          </table:table-cell>
          <table:table-cell office:value-type="string" table:style-name="ce1">
            <text:p><text:s/>,IGP</text:p>
          </table:table-cell>
          <table:table-cell office:value-type="date" office:date-value="2013-12-19T00:00:00" table:style-name="ce2">
            <text:p>2013-12-19</text:p>
          </table:table-cell>
          <table:table-cell office:value-type="date" office:date-value="2015-04-30T00:00:00" table:style-name="ce2">
            <text:p>2015-04-30</text:p>
          </table:table-cell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sney Infinity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PC, PS3, 360</text:p>
          </table:table-cell>
          <table:table-cell office:value-type="string" table:style-name="ce1">
            <text:p>Paid, DLC</text:p>
          </table:table-cell>
          <table:table-cell office:value-type="date" office:date-value="2013-08-18T00:00:00" table:style-name="ce2">
            <text:p>2013-08-18</text:p>
          </table:table-cell>
          <table:table-cell office:value-type="date" office:date-value="2016-09-30T00:00:00" table:style-name="ce2">
            <text:p>2016-09-30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isney-infinity-2016</text:p>
          </table:table-cell>
          <table:table-cell office:value-type="string" table:style-name="ce1">
            <text:p>V2.0, 3.0 only playable on steam, No Online, all other versions unplayabl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agon Ball Online</text:p>
          </table:table-cell>
          <table:table-cell office:value-type="string" table:style-name="ce1">
            <text:p>Bandai Namco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IGP</text:p>
          </table:table-cell>
          <table:table-cell office:value-type="date" office:date-value="2010-02-04T00:00:00" table:style-name="ce2">
            <text:p>2010-02-04</text:p>
          </table:table-cell>
          <table:table-cell office:value-type="date" office:date-value="2013-10-31T00:00:00" table:style-name="ce2">
            <text:p>2013-10-3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DBOUniverse Revelations, DBOGlobal</text:p>
          </table:table-cell>
          <table:table-cell table:style-name="ce1"/>
          <table:table-cell office:value-type="string" table:style-name="ce1">
            <text:p>Being worked and translating the game on by DBOR and DBOG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agon Quest Rivals Ace</text:p>
          </table:table-cell>
          <table:table-cell office:value-type="string" table:style-name="ce1">
            <text:p>Square_Enix<text:s/></text:p>
          </table:table-cell>
          <table:table-cell office:value-type="string" table:style-name="ce1">
            <text:p>Card Game</text:p>
          </table:table-cell>
          <table:table-cell office:value-type="string" table:style-name="ce1">
            <text:p>PC, Switch, iOS, Android</text:p>
          </table:table-cell>
          <table:table-cell office:value-type="string" table:style-name="ce1">
            <text:p>F2P</text:p>
          </table:table-cell>
          <table:table-cell office:value-type="date" office:date-value="2020-06-21T00:00:00" table:style-name="ce2">
            <text:p>2020-06-21</text:p>
          </table:table-cell>
          <table:table-cell office:value-type="date" office:date-value="2021-07-05T00:00:00" table:style-name="ce5">
            <text:p>2021-07-05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q-rivals-2021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agonfang - Drahn's Mystery Dungeon</text:p>
          </table:table-cell>
          <table:table-cell office:value-type="string" table:style-name="ce1">
            <text:p>Degica<text:s/>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/text:p>
          </table:table-cell>
          <table:table-cell office:value-type="date" office:date-value="2024-05-14T00:00:00" table:style-name="ce2">
            <text:p>2024-05-14</text:p>
          </table:table-cell>
          <table:table-cell office:value-type="date" office:date-value="2021-11-15T00:00:00" table:style-name="ce5">
            <text:p>2021-11-15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ragonfang-shutdown-2021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agon's Dogma Online</text:p>
          </table:table-cell>
          <table:table-cell office:value-type="string" table:style-name="ce1">
            <text:p>Capcom</text:p>
          </table:table-cell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/text:p>
          </table:table-cell>
          <table:table-cell office:value-type="date" office:date-value="2015-08-31T00:00:00" table:style-name="ce2">
            <text:p>2015-08-31</text:p>
          </table:table-cell>
          <table:table-cell office:value-type="date" office:date-value="2019-12-05T00:00:00" table:style-name="ce5">
            <text:p>2019-12-05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Possible fan revival, no progress</text:p>
          </table:table-cell>
          <table:table-cell office:value-type="string" table:style-name="ce1">
            <text:p>dragonsdogma-shutdown-2019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eadnought</text:p>
          </table:table-cell>
          <table:table-cell office:value-type="string" table:style-name="ce1">
            <text:p>Grey_Box<text:s/>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DLC</text:p>
          </table:table-cell>
          <table:table-cell office:value-type="date" office:date-value="2018-10-14T00:00:00" table:style-name="ce2">
            <text:p>2018-10-14</text:p>
          </table:table-cell>
          <table:table-cell office:value-type="date" office:date-value="2023-07-11T00:00:00" table:style-name="ce5">
            <text:p>2023-07-1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readnought-sunset-2023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ift City</text:p>
          </table:table-cell>
          <table:table-cell office:value-type="string" table:style-name="ce1">
            <text:p>Npluto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iOS, Android, PC</text:p>
          </table:table-cell>
          <table:table-cell office:value-type="string" table:style-name="ce1">
            <text:p>F2P, IGP</text:p>
          </table:table-cell>
          <table:table-cell office:value-type="date" office:date-value="2007-08-01T00:00:00" table:style-name="ce2">
            <text:p>2007-08-01</text:p>
          </table:table-cell>
          <table:table-cell office:value-type="date" office:date-value="2021-04-02T00:00:00" table:style-name="ce2">
            <text:p>2021-04-02</text:p>
          </table:table-cell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Only korean region servers still activ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river San Francisco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Driving</text:p>
          </table:table-cell>
          <table:table-cell office:value-type="string" table:style-name="ce1">
            <text:p>PS3, Wii, 360, PC, Mac</text:p>
          </table:table-cell>
          <table:table-cell table:style-name="ce1"/>
          <table:table-cell office:value-type="date" office:date-value="2011-08-30T00:00:00" table:style-name="ce2">
            <text:p>2011-08-30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DS &amp; Wii Online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Console Service</text:p>
          </table:table-cell>
          <table:table-cell office:value-type="string" table:style-name="ce1">
            <text:p>DS, Wii</text:p>
          </table:table-cell>
          <table:table-cell office:value-type="string" table:style-name="ce1">
            <text:p>Console Service</text:p>
          </table:table-cell>
          <table:table-cell table:number-columns-repeated="2" table:style-name="ce2"/>
          <table:table-cell office:value-type="string" table:style-name="ce1">
            <text:p>Downloads &amp; Online connectivity unavailable, can still play existing offline games</text:p>
          </table:table-cell>
          <table:table-cell office:value-type="string" table:style-name="ce1">
            <text:p>Wiimmf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uelyst</text:p>
          </table:table-cell>
          <table:table-cell office:value-type="string" table:style-name="ce1">
            <text:p>Bandai_Namco_Entertainment<text:s/></text:p>
          </table:table-cell>
          <table:table-cell office:value-type="string" table:style-name="ce1">
            <text:p>Card Gam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6-08-23T00:00:00" table:style-name="ce2">
            <text:p>2016-08-23</text:p>
          </table:table-cell>
          <table:table-cell office:value-type="date" office:date-value="2020-02-27T00:00:00" table:style-name="ce5">
            <text:p>2020-02-27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Duelyst.gg</text:p>
          </table:table-cell>
          <table:table-cell office:value-type="string" table:style-name="ce1">
            <text:p>duelyst-shutdown-2020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warfHeim</text:p>
          </table:table-cell>
          <table:table-cell office:value-type="string" table:style-name="ce1">
            <text:p>Merge_Games<text:s/></text:p>
          </table:table-cell>
          <table:table-cell office:value-type="string" table:style-name="ce1">
            <text:p>RT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21-09-27T00:00:00" table:style-name="ce2">
            <text:p>2021-09-27</text:p>
          </table:table-cell>
          <table:table-cell office:value-type="date" office:date-value="2023-11-30T00:00:00" table:style-name="ce5">
            <text:p>2023-11-30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warfheim-shutdown-2023</text:p>
          </table:table-cell>
          <table:table-cell office:value-type="string" table:style-name="ce1">
            <text:p>Imported from PCGW. "without the development team, or the source code, there's no way we can patch in offline play"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ynasty Warriors Online Z</text:p>
          </table:table-cell>
          <table:table-cell office:value-type="string" table:style-name="ce1">
            <text:p>Koei Temco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PS3, PS4</text:p>
          </table:table-cell>
          <table:table-cell office:value-type="string" table:style-name="ce1">
            <text:p>Subscription ,IGP, F2P</text:p>
          </table:table-cell>
          <table:table-cell office:value-type="date" office:date-value="2006-11-01T00:00:00" table:style-name="ce2">
            <text:p>2006-11-01</text:p>
          </table:table-cell>
          <table:table-cell office:value-type="date" office:date-value="2022-02-24T00:00:00" table:style-name="ce5">
            <text:p>2022-02-24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ynastywarriors-shutdown-2021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A Sports 06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arth &amp; Beyond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ubscription</text:p>
          </table:table-cell>
          <table:table-cell office:value-type="date" office:date-value="2002-09-24T00:00:00" table:style-name="ce2">
            <text:p>2002-09-24</text:p>
          </table:table-cell>
          <table:table-cell office:value-type="date" office:date-value="2004-09-22T00:00:00" table:style-name="ce2">
            <text:p>2004-09-22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Net-7</text:p>
          </table:table-cell>
          <table:table-cell office:value-type="string" table:style-name="ce1">
            <text:p>eandb-shutdown-2004</text:p>
          </table:table-cell>
          <table:table-cell office:value-type="string" table:style-name="ce1">
            <text:p>between 20,000 and 25,000 active account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 Rock de tu Vida</text:p>
          </table:table-cell>
          <table:table-cell office:value-type="string" table:style-name="ce1">
            <text:p>Loaded</text:p>
          </table:table-cell>
          <table:table-cell office:value-type="string" table:style-name="ce1">
            <text:p>Rhythm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1-08-18T00:00:00" table:style-name="ce2">
            <text:p>2011-08-18</text:p>
          </table:table-cell>
          <table:table-cell table:style-name="ce1"/>
          <table:table-cell office:value-type="string" table:style-name="ce1">
            <text:p>Unplayable</text:p>
          </table:table-cell>
          <table:table-cell office:value-type="string" table:style-name="ce1">
            <text:p>gitlab.com/envido32/todoelrock</text:p>
          </table:table-cell>
          <table:table-cell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ite Dangerous: Arena</text:p>
          </table:table-cell>
          <table:table-cell office:value-type="string" table:style-name="ce1">
            <text:p>Frontier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6-02-16T00:00:00" table:style-name="ce2">
            <text:p>2016-02-16</text:p>
          </table:table-cell>
          <table:table-cell office:value-type="date" office:date-value="2017-02-10T00:00:00" table:style-name="ce5">
            <text:p>2017-02-10</text:p>
          </table:table-cell>
          <table:table-cell office:value-type="string" table:style-name="ce1">
            <text:p>Support</text:p>
          </table:table-cell>
          <table:table-cell table:style-name="ce1"/>
          <table:table-cell office:value-type="string" table:style-name="ce1">
            <text:p>elitedangerous-merge-2017</text:p>
          </table:table-cell>
          <table:table-cell office:value-type="string" table:style-name="ce1">
            <text:p>Imported from PCGW; Playable via main Elite Dangerous Gam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VE: Valkyrie - Warzone</text:p>
          </table:table-cell>
          <table:table-cell office:value-type="string" table:style-name="ce1">
            <text:p>CCP</text:p>
          </table:table-cell>
          <table:table-cell office:value-type="string" table:style-name="ce1">
            <text:p>V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7-09-26T00:00:00" table:style-name="ce2">
            <text:p>2017-09-26</text:p>
          </table:table-cell>
          <table:table-cell office:value-type="date" office:date-value="2022-08-05T00:00:00" table:style-name="ce5">
            <text:p>2022-08-05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ccp-shutdown-2022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njack<text:s/></text:p>
          </table:table-cell>
          <table:table-cell office:value-type="string" table:style-name="ce1">
            <text:p>CCP</text:p>
          </table:table-cell>
          <table:table-cell office:value-type="string" table:style-name="ce1">
            <text:p>V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5-11-19T00:00:00" table:style-name="ce2">
            <text:p>2015-11-19</text:p>
          </table:table-cell>
          <table:table-cell office:value-type="date" office:date-value="2022-08-05T00:00:00" table:style-name="ce5">
            <text:p>2022-08-05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ccp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unjack 2: End of Shift<text:s/></text:p>
          </table:table-cell>
          <table:table-cell office:value-type="string" table:style-name="ce1">
            <text:p>CCP</text:p>
          </table:table-cell>
          <table:table-cell office:value-type="string" table:style-name="ce1">
            <text:p>V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7-12-11T00:00:00" table:style-name="ce2">
            <text:p>2017-12-11</text:p>
          </table:table-cell>
          <table:table-cell office:value-type="date" office:date-value="2022-08-05T00:00:00" table:style-name="ce5">
            <text:p>2022-08-05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ccp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parc<text:s/></text:p>
          </table:table-cell>
          <table:table-cell office:value-type="string" table:style-name="ce1">
            <text:p>CCP</text:p>
          </table:table-cell>
          <table:table-cell office:value-type="string" table:style-name="ce1">
            <text:p>VR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7-11-16T00:00:00" table:style-name="ce2">
            <text:p>2017-11-16</text:p>
          </table:table-cell>
          <table:table-cell office:value-type="date" office:date-value="2022-08-05T00:00:00" table:style-name="ce5">
            <text:p>2022-08-05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ccp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verQuest Online Adventures</text:p>
          </table:table-cell>
          <table:table-cell office:value-type="string" table:style-name="ce1">
            <text:p>Sony Online Entertainmen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Paid</text:p>
          </table:table-cell>
          <table:table-cell office:value-type="date" office:date-value="2003-02-11T00:00:00" table:style-name="ce2">
            <text:p>2003-02-11</text:p>
          </table:table-cell>
          <table:table-cell office:value-type="date" office:date-value="2012-03-29T00:00:00" table:style-name="ce2">
            <text:p>2012-03-29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EQOA: Return Hom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1 2002</text:p>
          </table:table-cell>
          <table:table-cell office:value-type="string" table:style-name="ce1">
            <text:p>E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02-06-07T00:00:00" table:style-name="ce5">
            <text:p>2002-06-07</text:p>
          </table:table-cell>
          <table:table-cell office:value-type="date" office:date-value="2014-08-01T00:00:00" table:style-name="ce5">
            <text:p>2014-08-01</text:p>
          </table:table-cell>
          <table:table-cell office:value-type="string" table:style-name="ce1">
            <text:p>LAN Multiplayer</text:p>
          </table:table-cell>
          <table:table-cell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able Fortune</text:p>
          </table:table-cell>
          <table:table-cell office:value-type="string" table:style-name="ce1">
            <text:p>Mediatonic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8-02-22T00:00:00" table:style-name="ce2">
            <text:p>2018-02-2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r Cry 2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ar Cry 3<text:s/>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IFA World</text:p>
          </table:table-cell>
          <table:table-cell office:value-type="string" table:style-name="ce1">
            <text:p>EA_Sport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3-11-12T00:00:00" table:style-name="ce2">
            <text:p>2013-11-1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nal Comba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1-12-15T00:00:00" table:style-name="ce2">
            <text:p>2011-12-1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nal Fantasy XI</text:p>
          </table:table-cell>
          <table:table-cell office:value-type="string" table:style-name="ce1">
            <text:p>Square Enix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360, PS2</text:p>
          </table:table-cell>
          <table:table-cell office:value-type="string" table:style-name="ce1">
            <text:p>Paid</text:p>
          </table:table-cell>
          <table:table-cell office:value-type="date" office:date-value="2002-05-16T00:00:00" table:style-name="ce5">
            <text:p>2002-05-16</text:p>
          </table:table-cell>
          <table:table-cell office:value-type="date" office:date-value="2016-03-31T00:00:00" table:style-name="ce5">
            <text:p>2016-03-3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HorizonXI, FFERa, Tabularasa</text:p>
          </table:table-cell>
          <table:table-cell table:style-name="ce1"/>
          <table:table-cell office:value-type="string" table:style-name="ce1">
            <text:p>PC Still Playable for no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nal Fantasy XIV</text:p>
          </table:table-cell>
          <table:table-cell office:value-type="string" table:style-name="ce1">
            <text:p>Square Enix</text:p>
          </table:table-cell>
          <table:table-cell office:value-type="string" table:style-name="ce1">
            <text:p>MMORPG<text:s/></text:p>
          </table:table-cell>
          <table:table-cell office:value-type="string" table:style-name="ce1">
            <text:p>PC, PS3, PS4, PS5, XBX</text:p>
          </table:table-cell>
          <table:table-cell office:value-type="string" table:style-name="ce1">
            <text:p>Paid<text:s/></text:p>
          </table:table-cell>
          <table:table-cell office:value-type="date" office:date-value="2010-09-30T00:00:00" table:style-name="ce2">
            <text:p>2010-09-30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PCGW, Earlier version no longer playabl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refall</text:p>
          </table:table-cell>
          <table:table-cell office:value-type="string" table:style-name="ce1">
            <text:p>Garena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4-07-29T00:00:00" table:style-name="ce2">
            <text:p>2014-07-2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otball Manager 2023 Touch</text:p>
          </table:table-cell>
          <table:table-cell office:value-type="string" table:style-name="ce1">
            <text:p>Sega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Subscription_gaming_service ,IGP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otball Manager Live</text:p>
          </table:table-cell>
          <table:table-cell office:value-type="string" table:style-name="ce1">
            <text:p>Sega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09-01-23T00:00:00" table:style-name="ce2">
            <text:p>2009-01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rge</text:p>
          </table:table-cell>
          <table:table-cell office:value-type="string" table:style-name="ce1">
            <text:p>Dark Vale Games</text:p>
          </table:table-cell>
          <table:table-cell office:value-type="string" table:style-name="ce1">
            <text:p>3P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2-12-04T00:00:00" table:style-name="ce5">
            <text:p>2012-12-04</text:p>
          </table:table-cell>
          <table:table-cell office:value-type="date" office:date-value="2015-01-10T00:00:00" table:style-name="ce5">
            <text:p>2015-01-10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forge-shutdown-201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orsaken World</text:p>
          </table:table-cell>
          <table:table-cell office:value-type="string" table:style-name="ce1">
            <text:p>Perfect_World_Entertainment<text:s/></text:p>
          </table:table-cell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1-06-14T00:00:00" table:style-name="ce2">
            <text:p>2011-06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rza Street</text:p>
          </table:table-cell>
          <table:table-cell office:value-type="string" table:style-name="ce1">
            <text:p>Microsoft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8-05-08T00:00:00" table:style-name="ce2">
            <text:p>2018-05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actured Space</text:p>
            <text:p/>
          </table:table-cell>
          <table:table-cell office:value-type="string" table:style-name="ce1">
            <text:p>Edge Case Games</text:p>
          </table:table-cell>
          <table:table-cell office:value-type="string" table:style-name="ce1">
            <text:p>MOBA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4-11-20T00:00:00" table:style-name="ce3">
            <text:p>2014-11-20</text:p>
          </table:table-cell>
          <table:table-cell office:value-type="date" office:date-value="2019-02-28T00:00:00" table:style-name="ce3">
            <text:p>2019-02-28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fractured-bootstrapp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ree Realms</text:p>
          </table:table-cell>
          <table:table-cell office:value-type="string" table:style-name="ce1">
            <text:p>Sony Online Entertainmen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, PS3</text:p>
          </table:table-cell>
          <table:table-cell office:value-type="string" table:style-name="ce1">
            <text:p>F2P, Subscription</text:p>
          </table:table-cell>
          <table:table-cell office:value-type="date" office:date-value="2009-04-28T00:00:00" table:style-name="ce3">
            <text:p>2009-04-28</text:p>
          </table:table-cell>
          <table:table-cell office:value-type="date" office:date-value="2014-03-31T00:00:00" table:style-name="ce3">
            <text:p>2014-03-31</text:p>
          </table:table-cell>
          <table:table-cell office:value-type="string" table:style-name="ce1">
            <text:p>Unplayable</text:p>
          </table:table-cell>
          <table:table-cell office:value-type="string" table:style-name="ce4">
            <text:p>Free Realms Sunrise</text:p>
          </table:table-cell>
          <table:table-cell office:value-type="string" table:style-name="ce1">
            <text:p>sony-shutdown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riday the 13th: The Game</text:p>
          </table:table-cell>
          <table:table-cell office:value-type="string" table:style-name="ce1">
            <text:p>Gun Media</text:p>
          </table:table-cell>
          <table:table-cell office:value-type="string" table:style-name="ce1">
            <text:p>Survival Horror</text:p>
          </table:table-cell>
          <table:table-cell office:value-type="string" table:style-name="ce1">
            <text:p>PC, PS4, XBO, Switch</text:p>
          </table:table-cell>
          <table:table-cell office:value-type="string" table:style-name="ce1">
            <text:p>Paid, DLC</text:p>
          </table:table-cell>
          <table:table-cell office:value-type="date" office:date-value="2017-05-26T00:00:00" table:style-name="ce3">
            <text:p>2017-05-26</text:p>
          </table:table-cell>
          <table:table-cell office:value-type="date" office:date-value="2020-11-01T00:00:00" table:style-name="ce3">
            <text:p>2020-11-01</text:p>
          </table:table-cell>
          <table:table-cell office:value-type="string" table:style-name="ce1">
            <text:p>P2P Playable</text:p>
          </table:table-cell>
          <table:table-cell table:style-name="ce4"/>
          <table:table-cell office:value-type="string" table:style-name="ce1">
            <text:p>gun-friday-2023</text:p>
          </table:table-cell>
          <table:table-cell office:value-type="string" table:style-name="ce1">
            <text:p>Delisted, but still playable via P2P connectivit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ront Mission Onlin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05-12-08T00:00:00" table:style-name="ce2">
            <text:p>2005-12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lactic Junk Leagu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7-07-26T00:00:00" table:style-name="ce2">
            <text:p>2017-07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ars POP!</text:p>
          </table:table-cell>
          <table:table-cell office:value-type="string" table:style-name="ce1">
            <text:p>Xbox_Game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9-08-22T00:00:00" table:style-name="ce2">
            <text:p>2019-08-22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host in the Shell: Stand Alone Complex - First Assault Online</text:p>
          </table:table-cell>
          <table:table-cell office:value-type="string" table:style-name="ce1">
            <text:p>Nexon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office:value-type="string" table:style-name="ce4">
            <text:p>FA-EMU</text:p>
          </table:table-cell>
          <table:table-cell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host Recon Phantoms</text:p>
          </table:table-cell>
          <table:table-cell office:value-type="string" table:style-name="ce1">
            <text:p>Ubisof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igantic</text:p>
          </table:table-cell>
          <table:table-cell office:value-type="string" table:style-name="ce1">
            <text:p>Perfect_World_Entertainmen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07-20T00:00:00" table:style-name="ce2">
            <text:p>2017-07-2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lobal Operations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Gloria Victi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23-02-07T00:00:00" table:style-name="ce2">
            <text:p>2023-02-0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ndam Evolution</text:p>
          </table:table-cell>
          <table:table-cell table:style-name="ce1"/>
          <table:table-cell office:value-type="string" table:style-name="ce1">
            <text:p>FP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2-09-20T00:00:00" table:style-name="ce2">
            <text:p>2022-09-2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ns and Robots</text:p>
          </table:table-cell>
          <table:table-cell office:value-type="string" table:style-name="ce1">
            <text:p>Masthead_Studio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8-04T00:00:00" table:style-name="ce2">
            <text:p>2014-08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ns Up!</text:p>
          </table:table-cell>
          <table:table-cell office:value-type="string" table:style-name="ce1">
            <text:p>PlayStation_PC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02-05T00:00:00" table:style-name="ce2">
            <text:p>2018-02-0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unZ</text:p>
          </table:table-cell>
          <table:table-cell office:value-type="string" table:style-name="ce1">
            <text:p>MAIET Entertainmen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http://www.top-site-list.com/top100gunz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abitat</text:p>
          </table:table-cell>
          <table:table-cell office:value-type="string" table:style-name="ce1">
            <text:p>Quantum Link, Fujitsu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Commodore 64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string" table:style-name="ce4">
            <text:p>Neohabita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nd of the God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8-02-20T00:00:00" table:style-name="ce2">
            <text:p>2018-02-2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appy War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5-28T00:00:00" table:style-name="ce2">
            <text:p>2014-05-2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arthstone: Heroes of Warcraft</text:p>
          </table:table-cell>
          <table:table-cell office:value-type="string" table:style-name="ce1">
            <text:p>Blizzard</text:p>
          </table:table-cell>
          <table:table-cell table:style-name="ce1"/>
          <table:table-cell office:value-type="string" table:style-name="ce1">
            <text:p>PC, iOS, Andro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ero Academy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2-08-10T00:00:00" table:style-name="ce2">
            <text:p>2012-08-1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roes of Newerth</text:p>
          </table:table-cell>
          <table:table-cell office:value-type="string" table:style-name="ce1">
            <text:p>Frostburn Studios</text:p>
          </table:table-cell>
          <table:table-cell office:value-type="string" table:style-name="ce1">
            <text:p>MOBA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0-05-12T00:00:00" table:style-name="ce3">
            <text:p>2010-05-12</text:p>
          </table:table-cell>
          <table:table-cell office:value-type="date" office:date-value="2022-06-20T00:00:00" table:style-name="ce3">
            <text:p>2022-06-20</text:p>
          </table:table-cell>
          <table:table-cell table:style-name="ce1"/>
          <table:table-cell office:value-type="string" table:style-name="ce4">
            <text:p>Project Kong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igh Noon 2</text:p>
          </table:table-cell>
          <table:table-cell office:value-type="string" table:style-name="ce1">
            <text:p>Happylatte</text:p>
          </table:table-cell>
          <table:table-cell table:style-name="ce1"/>
          <table:table-cell office:value-type="string" table:style-name="ce1">
            <text:p>iOS, Andro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verboard ASDF</text:p>
          </table:table-cell>
          <table:table-cell office:value-type="string" table:style-name="ce1">
            <text:p>Game &amp; Game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umanKind: The Awakening</text:p>
          </table:table-cell>
          <table:table-cell office:value-type="string" table:style-name="ce1">
            <text:p>Dark_Polygon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7-09-21T00:00:00" table:style-name="ce2">
            <text:p>2017-09-2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yper Scape</text:p>
          </table:table-cell>
          <table:table-cell office:value-type="string" table:style-name="ce1">
            <text:p>Ubi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0-08-11T00:00:00" table:style-name="ce2">
            <text:p>2020-08-1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 Support Breast Cancer Research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9-03-15T00:00:00" table:style-name="ce2">
            <text:p>2019-03-1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fantry</text:p>
          </table:table-cell>
          <table:table-cell office:value-type="string" table:style-name="ce1">
            <text:p>Sony Online Entertainment</text:p>
          </table:table-cell>
          <table:table-cell office:value-type="string" table:style-name="ce1">
            <text:p>MMO</text:p>
            <text:p>Isometric Shooter</text:p>
          </table:table-cell>
          <table:table-cell office:value-type="string" table:style-name="ce1">
            <text:p>PC</text:p>
          </table:table-cell>
          <table:table-cell table:style-name="ce1"/>
          <table:table-cell table:style-name="ce3"/>
          <table:table-cell office:value-type="date" office:date-value="2012-03-01T00:00:00" table:style-name="ce3">
            <text:p>2012-03-01</text:p>
          </table:table-cell>
          <table:table-cell table:style-name="ce1"/>
          <table:table-cell office:value-type="string" table:style-name="ce4">
            <text:p>Free Infantr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festation World</text:p>
          </table:table-cell>
          <table:table-cell office:value-type="string" table:style-name="ce1">
            <text:p>Electronics_Extreme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festation: Survivor Stories Classic</text:p>
          </table:table-cell>
          <table:table-cell office:value-type="string" table:style-name="ce1">
            <text:p>OP_Production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2-12-17T00:00:00" table:style-name="ce2">
            <text:p>2012-12-1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finity Wars: Animated Trading Card Game</text:p>
          </table:table-cell>
          <table:table-cell office:value-type="string" table:style-name="ce1">
            <text:p>Lightmare_Studio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9-05T00:00:00" table:style-name="ce2">
            <text:p>2014-09-0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idia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gged Alliance Online</text:p>
          </table:table-cell>
          <table:table-cell table:style-name="ce1"/>
          <table:table-cell office:value-type="string" table:style-name="ce1">
            <text:p>Tactical_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3-06-05T00:00:00" table:style-name="ce2">
            <text:p>2013-06-0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ames Bond 007: Nightfire</text:p>
          </table:table-cell>
          <table:table-cell office:value-type="string" table:style-name="ce1">
            <text:p>EA Games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2-11-28T00:00:00" table:style-name="ce2">
            <text:p>2002-11-28</text:p>
          </table:table-cell>
          <table:table-cell office:value-type="date" office:date-value="2014-08-01T00:00:00" table:style-name="ce2">
            <text:p>2014-08-01</text:p>
          </table:table-cell>
          <table:table-cell table:style-name="ce1"/>
          <table:table-cell office:value-type="string" table:style-name="ce1">
            <text:p>http://www.nightfirepc.com/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Just Surviv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ng's Bounty: Legi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3-12-10T00:00:00" table:style-name="ce2">
            <text:p>2013-12-1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ndmark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06-10T00:00:00" table:style-name="ce2">
            <text:p>2016-06-1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wBreakers</text:p>
          </table:table-cell>
          <table:table-cell office:value-type="string" table:style-name="ce1">
            <text:p>Nexon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08-08T00:00:00" table:style-name="ce2">
            <text:p>2017-08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azaru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go Universe</text:p>
          </table:table-cell>
          <table:table-cell office:value-type="string" table:style-name="ce1">
            <text:p>The Lego Group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10-10-26T00:00:00" table:style-name="ce3">
            <text:p>2010-10-26</text:p>
          </table:table-cell>
          <table:table-cell office:value-type="date" office:date-value="2012-01-30T00:00:00" table:style-name="ce3">
            <text:p>2012-01-30</text:p>
          </table:table-cell>
          <table:table-cell table:style-name="ce1"/>
          <table:table-cell office:value-type="string" table:style-name="ce1">
            <text:p>lusprojects.github.io</text:p>
          </table:table-cell>
          <table:table-cell table:style-name="ce1"/>
          <table:table-cell office:value-type="string" table:style-name="ce1">
            <text:p>Various projects, all of them in early developmen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eage II</text:p>
          </table:table-cell>
          <table:table-cell office:value-type="string" table:style-name="ce1">
            <text:p>NCSOF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http://www.top100arena.com/lineage2/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adout</text:p>
          </table:table-cell>
          <table:table-cell office:value-type="string" table:style-name="ce1">
            <text:p>Edge of Reality</text:p>
          </table:table-cell>
          <table:table-cell office:value-type="string" table:style-name="ce1">
            <text:p>Online Third-person Shooter</text:p>
          </table:table-cell>
          <table:table-cell office:value-type="string" table:style-name="ce1">
            <text:p>PC, PS4</text:p>
          </table:table-cell>
          <table:table-cell table:style-name="ce1"/>
          <table:table-cell office:value-type="date" office:date-value="2014-01-31T00:00:00" table:style-name="ce3">
            <text:p>2014-01-31</text:p>
          </table:table-cell>
          <table:table-cell office:value-type="date" office:date-value="2020-09-26T00:00:00" table:style-name="ce3">
            <text:p>2020-09-26</text:p>
          </table:table-cell>
          <table:table-cell office:value-type="string" table:style-name="ce1">
            <text:p>Unplayable</text:p>
          </table:table-cell>
          <table:table-cell office:value-type="string" table:style-name="ce4">
            <text:p>Loadout Reloaded</text:p>
          </table:table-cell>
          <table:table-cell table:style-name="ce1"/>
          <table:table-cell office:value-type="string" table:style-name="ce1">
            <text:p>Singleplayer offline features only, no multiplayer yet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d of the Rings, The: The Battle for Middle-Earth</text:p>
          </table:table-cell>
          <table:table-cell office:value-type="string" table:style-name="ce1">
            <text:p>EA Games</text:p>
          </table:table-cell>
          <table:table-cell office:value-type="string" table:style-name="ce1">
            <text:p>RTS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4-12-06T00:00:00" table:style-name="ce2">
            <text:p>2004-12-06</text:p>
          </table:table-cell>
          <table:table-cell office:value-type="date" office:date-value="2010-12-31T00:00:00" table:style-name="ce2">
            <text:p>2010-12-31</text:p>
          </table:table-cell>
          <table:table-cell table:style-name="ce1"/>
          <table:table-cell office:value-type="string" table:style-name="ce1">
            <text:p>T3A:Online</text:p>
          </table:table-cell>
          <table:table-cell table:style-name="ce1"/>
          <table:table-cell office:value-type="string" table:style-name="ce1">
            <text:p>Online closed due to losing LOTR license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rd of the Rings, The: The Battle for Middle-Earth II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RTS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6-02-28T00:00:00" table:style-name="ce2">
            <text:p>2006-02-28</text:p>
          </table:table-cell>
          <table:table-cell office:value-type="date" office:date-value="2010-12-31T00:00:00" table:style-name="ce2">
            <text:p>2010-12-31</text:p>
          </table:table-cell>
          <table:table-cell table:style-name="ce1"/>
          <table:table-cell office:value-type="string" table:style-name="ce1">
            <text:p>T3A:Online</text:p>
          </table:table-cell>
          <table:table-cell table:style-name="ce1"/>
          <table:table-cell office:value-type="string" table:style-name="ce1">
            <text:p>Online closed due to losing LOTR license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unia</text:p>
          </table:table-cell>
          <table:table-cell table:style-name="ce1"/>
          <table:table-cell office:value-type="string" table:style-name="ce1">
            <text:p>MMORPG</text:p>
          </table:table-cell>
          <table:table-cell table:number-columns-repeated="2" table:style-name="ce1"/>
          <table:table-cell table:number-columns-repeated="2" table:style-name="ce3"/>
          <table:table-cell table:style-name="ce1"/>
          <table:table-cell office:value-type="string" table:style-name="ce4">
            <text:p>Lunia Rebor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gic: Legends</text:p>
          </table:table-cell>
          <table:table-cell office:value-type="string" table:style-name="ce1">
            <text:p>Perfect_World_Entertainment<text:s/></text:p>
          </table:table-cell>
          <table:table-cell office:value-type="string" table:style-name="ce1">
            <text:p>A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gicka: Wizard Wars</text:p>
          </table:table-cell>
          <table:table-cell office:value-type="string" table:style-name="ce1">
            <text:p>Paradox Interactive</text:p>
          </table:table-cell>
          <table:table-cell office:value-type="string" table:style-name="ce1">
            <text:p>Action PvP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4-05-27T00:00:00" table:style-name="ce3">
            <text:p>2014-05-27</text:p>
          </table:table-cell>
          <table:table-cell office:value-type="date" office:date-value="2016-06-21T00:00:00" table:style-name="ce3">
            <text:p>2016-06-21</text:p>
          </table:table-cell>
          <table:table-cell office:value-type="string" table:style-name="ce1">
            <text:p>Unplayable</text:p>
          </table:table-cell>
          <table:table-cell office:value-type="string" table:style-name="ce4">
            <text:p>Wizard Wars Reborn</text:p>
          </table:table-cell>
          <table:table-cell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leStory</text:p>
          </table:table-cell>
          <table:table-cell office:value-type="string" table:style-name="ce1">
            <text:p>Nexon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http://www.gtop100.com/topsites/MapleStory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vel Heroe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06-04T00:00:00" table:style-name="ce2">
            <text:p>2013-06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vel Powers United VR</text:p>
          </table:table-cell>
          <table:table-cell office:value-type="string" table:style-name="ce1">
            <text:p>Oculus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07-26T00:00:00" table:style-name="ce2">
            <text:p>2018-07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vel: Ultimate Alliance</text:p>
          </table:table-cell>
          <table:table-cell office:value-type="string" table:style-name="ce1">
            <text:p>Activision</text:p>
          </table:table-cell>
          <table:table-cell table:style-name="ce1"/>
          <table:table-cell office:value-type="string" table:style-name="ce1">
            <text:p>PC, PS4, XB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ster of Orion III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edal of Honor: Allied Assault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PC, Mac, Linux</text:p>
          </table:table-cell>
          <table:table-cell table:style-name="ce1"/>
          <table:table-cell office:value-type="date" office:date-value="2002-01-22T00:00:00" table:style-name="ce2">
            <text:p>2002-01-22</text:p>
          </table:table-cell>
          <table:table-cell office:value-type="date" office:date-value="2014-08-01T00:00:00" table:style-name="ce2">
            <text:p>2014-08-01</text:p>
          </table:table-cell>
          <table:table-cell table:style-name="ce1"/>
          <table:table-cell office:value-type="string" table:style-name="ce1">
            <text:p>Medal of Honor Reborn MasterServer</text:p>
          </table:table-cell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en of War II: Arena</text:p>
          </table:table-cell>
          <table:table-cell office:value-type="string" table:style-name="ce1">
            <text:p>Best_Way_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tal Gear Online (MGS 3)</text:p>
          </table:table-cell>
          <table:table-cell office:value-type="string" table:style-name="ce1">
            <text:p>Konami</text:p>
          </table:table-cell>
          <table:table-cell table:style-name="ce1"/>
          <table:table-cell office:value-type="string" table:style-name="ce1">
            <text:p>PS2</text:p>
          </table:table-cell>
          <table:table-cell table:number-columns-repeated="4" table:style-name="ce1"/>
          <table:table-cell office:value-type="string" table:style-name="ce1">
            <text:p>SaveMG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etal Gear Online 2 (MGS 4)</text:p>
          </table:table-cell>
          <table:table-cell office:value-type="string" table:style-name="ce1">
            <text:p>Konami</text:p>
          </table:table-cell>
          <table:table-cell table:style-name="ce1"/>
          <table:table-cell office:value-type="string" table:style-name="ce1">
            <text:p>PS3</text:p>
          </table:table-cell>
          <table:table-cell table:number-columns-repeated="4" table:style-name="ce1"/>
          <table:table-cell office:value-type="string" table:style-name="ce1">
            <text:p>SaveMG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etal Gear Solid V + Metal Gear Online 3</text:p>
          </table:table-cell>
          <table:table-cell office:value-type="string" table:style-name="ce1">
            <text:p>Konami</text:p>
          </table:table-cell>
          <table:table-cell table:style-name="ce1"/>
          <table:table-cell office:value-type="string" table:style-name="ce1">
            <text:p>PC, PS4, XBO, PS3, 36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crosoft Bingo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12-23T00:00:00" table:style-name="ce2">
            <text:p>2013-12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ght<text:s/></text:p>
          </table:table-cell>
          <table:table-cell office:value-type="string" table:style-name="ce1">
            <text:p>Ubisoft<text:s/></text:p>
          </table:table-cell>
          <table:table-cell office:value-type="string" table:style-name="ce1">
            <text:p>TBS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5-11-24T00:00:00" table:style-name="ce2">
            <text:p>2015-11-2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ght &amp; Magic - Clash of Heroes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ight &amp; Magic X - Legacy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inimum</text:p>
          </table:table-cell>
          <table:table-cell office:value-type="string" table:style-name="ce1">
            <text:p>Atari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rage: Arcane Warfar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05-23T00:00:00" table:style-name="ce2">
            <text:p>2017-05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bius Final Fantasy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7-02-06T00:00:00" table:style-name="ce2">
            <text:p>2017-02-0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dular Combat</text:p>
          </table:table-cell>
          <table:table-cell office:value-type="string" table:style-name="ce1">
            <text:p>Steam Greenligh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All official servers on steam are down the only two servers are on the official website, some players still play it. (judging by the post on the community page.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irai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3-11-26T00:00:00" table:style-name="ce2">
            <text:p>2013-11-2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 Online</text:p>
          </table:table-cell>
          <table:table-cell office:value-type="string" table:style-name="ce1">
            <text:p>Webzen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http://www.xtremetop100.com/mu-onlin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ASCAR Sim Racing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ASCAR Thunder 2003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ASCAR Thunder 2004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ed for Speed (2015)</text:p>
          </table:table-cell>
          <table:table-cell office:value-type="string" table:style-name="ce1">
            <text:p>EA</text:p>
          </table:table-cell>
          <table:table-cell table:style-name="ce1"/>
          <table:table-cell office:value-type="string" table:style-name="ce1">
            <text:p>PC, PS4, XB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ed for Speed World</text:p>
          </table:table-cell>
          <table:table-cell office:value-type="string" table:style-name="ce1">
            <text:p>EA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ed for Speed: Hot Pursuit 2</text:p>
          </table:table-cell>
          <table:table-cell table:number-columns-repeated="8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ed for Speed: World</text:p>
            <text:p/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Online Racin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0-07-20T00:00:00" table:style-name="ce3">
            <text:p>2010-07-20</text:p>
          </table:table-cell>
          <table:table-cell office:value-type="date" office:date-value="2015-07-14T00:00:00" table:style-name="ce3">
            <text:p>2015-07-14</text:p>
          </table:table-cell>
          <table:table-cell table:style-name="ce1"/>
          <table:table-cell office:value-type="string" table:style-name="ce1">
            <text:p>Soapbox Race Worl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ocron</text:p>
          </table:table-cell>
          <table:table-cell office:value-type="string" table:style-name="ce1">
            <text:p><text:s/>CDV Software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2-09-09T00:00:00" table:style-name="ce3">
            <text:p>2002-09-09</text:p>
          </table:table-cell>
          <table:table-cell table:style-name="ce3"/>
          <table:table-cell table:style-name="ce1"/>
          <table:table-cell office:value-type="string" table:style-name="ce4">
            <text:p>Neocron Evolu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verwinter Nights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everwinter Nights 2</text:p>
          </table:table-cell>
          <table:table-cell table:number-columns-repeated="5" table:style-name="ce1"/>
          <table:table-cell office:value-type="date" office:date-value="2014-08-01T00:00:00" table:style-name="ce2">
            <text:p>2014-08-01</text:p>
          </table:table-cell>
          <table:table-cell table:number-columns-repeated="2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osgoth</text:p>
          </table:table-cell>
          <table:table-cell office:value-type="string" table:style-name="ce1">
            <text:p>Square Enix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osgoth</text:p>
          </table:table-cell>
          <table:table-cell office:value-type="string" table:style-name="ce1">
            <text:p>Square_Enix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ffice Space: Idle Profits</text:p>
          </table:table-cell>
          <table:table-cell office:value-type="string" table:style-name="ce1">
            <text:p>Kongregate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7-10-18T00:00:00" table:style-name="ce2">
            <text:p>2017-10-1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der of War: Challeng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0-03-11T00:00:00" table:style-name="ce2">
            <text:p>2010-03-1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therland</text:p>
          </table:table-cell>
          <table:table-cell office:value-type="string" table:style-name="ce1">
            <text:p>Otherland_co-production</text:p>
          </table:table-cell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5-09-10T00:00:00" table:style-name="ce2">
            <text:p>2015-09-1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verwatch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Paid ,IGP</text:p>
          </table:table-cell>
          <table:table-cell office:value-type="date" office:date-value="2016-05-24T00:00:00" table:style-name="ce2">
            <text:p>2016-05-2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, "Replaced" by Overwatch 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ragon: The Overprime</text:p>
          </table:table-cell>
          <table:table-cell office:value-type="string" table:style-name="ce1">
            <text:p>Netmarble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2-12-08T00:00:00" table:style-name="ce2">
            <text:p>2022-12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erpetuum</text:p>
          </table:table-cell>
          <table:table-cell table:style-name="ce1"/>
          <table:table-cell office:value-type="string" table:style-name="ce1">
            <text:p>Vehicular Combat 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0-11-25T00:00:00" table:style-name="ce3">
            <text:p>2010-11-25</text:p>
          </table:table-cell>
          <table:table-cell office:value-type="date" office:date-value="2010-01-25T00:00:00" table:style-name="ce3">
            <text:p>2010-01-25</text:p>
          </table:table-cell>
          <table:table-cell table:style-name="ce1"/>
          <table:table-cell office:value-type="string" table:style-name="ce4">
            <text:p>Open Perpetuu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hantomer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irates of the Caribbean Online</text:p>
          </table:table-cell>
          <table:table-cell office:value-type="string" table:style-name="ce1">
            <text:p>Disney Online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07-10-21T00:00:00" table:style-name="ce3">
            <text:p>2007-10-21</text:p>
          </table:table-cell>
          <table:table-cell office:value-type="date" office:date-value="2013-09-19T00:00:00" table:style-name="ce3">
            <text:p>2013-09-19</text:p>
          </table:table-cell>
          <table:table-cell table:style-name="ce1"/>
          <table:table-cell office:value-type="string" table:style-name="ce1">
            <text:p>The Legend of Pirates Onlin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ixie Hollow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08-09-20T00:00:00" table:style-name="ce3">
            <text:p>2008-09-20</text:p>
          </table:table-cell>
          <table:table-cell office:value-type="date" office:date-value="2013-09-19T00:00:00" table:style-name="ce3">
            <text:p>2013-09-19</text:p>
          </table:table-cell>
          <table:table-cell table:style-name="ce1"/>
          <table:table-cell office:value-type="string" table:style-name="ce4">
            <text:p>We The Pixi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lanetSide Arena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kémon Trading Card Game Online</text:p>
          </table:table-cell>
          <table:table-cell office:value-type="string" table:style-name="ce1">
            <text:p>The_Pok%C3%A9mon_Company_International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ince of Persia: Forgotten Sands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rince of Persia: The Forgotten Sands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roject Spark</text:p>
          </table:table-cell>
          <table:table-cell office:value-type="string" table:style-name="ce1">
            <text:p>Microsof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adical Height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yman Legends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Online Features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ecord of Lodoss War Onlin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9-01-15T00:00:00" table:style-name="ce2">
            <text:p>2019-01-1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dfall</text:p>
          </table:table-cell>
          <table:table-cell office:value-type="string" table:style-name="ce1">
            <text:p>Microsoft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, XBX</text:p>
          </table:table-cell>
          <table:table-cell office:value-type="string" table:style-name="ce1">
            <text:p>Paid</text:p>
          </table:table-cell>
          <table:table-cell office:value-type="date" office:date-value="2023-05-02T00:00:00" table:style-name="ce2">
            <text:p>2023-05-02</text:p>
          </table:table-cell>
          <table:table-cell office:value-type="string" table:style-name="ce2">
            <text:p>?</text:p>
          </table:table-cell>
          <table:table-cell table:number-columns-repeated="2" table:style-name="ce1"/>
          <table:table-cell office:value-type="string" table:style-name="ce1">
            <text:p>ms-redfall-2024</text:p>
          </table:table-cell>
          <table:table-cell office:value-type="string" table:style-name="ce1">
            <text:p>Studio closed, but servers "servers will remain online for players to enjoy and we will provide make-good offers to players who purchased the Hero DLC"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sident Evil Outbreak</text:p>
          </table:table-cell>
          <table:table-cell office:value-type="string" table:style-name="ce1">
            <text:p>Capcom</text:p>
          </table:table-cell>
          <table:table-cell office:value-type="string" table:style-name="ce1">
            <text:p>Survival Horror</text:p>
          </table:table-cell>
          <table:table-cell office:value-type="string" table:style-name="ce1">
            <text:p>PS2</text:p>
          </table:table-cell>
          <table:table-cell table:style-name="ce1"/>
          <table:table-cell office:value-type="date" office:date-value="2003-12-11T00:00:00" table:style-name="ce2">
            <text:p>2003-12-11</text:p>
          </table:table-cell>
          <table:table-cell office:value-type="date" office:date-value="2011-06-30T00:00:00" table:style-name="ce2">
            <text:p>2011-06-30</text:p>
          </table:table-cell>
          <table:table-cell table:style-name="ce1"/>
          <table:table-cell office:value-type="string" table:style-name="ce1">
            <text:p>obsrv.or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ise of Incarnates</text:p>
          </table:table-cell>
          <table:table-cell office:value-type="string" table:style-name="ce1">
            <text:p>Bandai_Namco_Entertainmen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5-02-03T00:00:00" table:style-name="ce2">
            <text:p>2015-02-0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cket Arena</text:p>
          </table:table-cell>
          <table:table-cell office:value-type="string" table:style-name="ce1">
            <text:p>Electronic_Arts<text:s/></text:p>
          </table:table-cell>
          <table:table-cell table:style-name="ce1"/>
          <table:table-cell office:value-type="string" table:style-name="ce1">
            <text:p>PC, PS4</text:p>
          </table:table-cell>
          <table:table-cell office:value-type="string" table:style-name="ce1">
            <text:p>Paid ,IGP</text:p>
          </table:table-cell>
          <table:table-cell office:value-type="date" office:date-value="2020-07-14T00:00:00" table:style-name="ce2">
            <text:p>2020-07-14</text:p>
          </table:table-cell>
          <table:table-cell office:value-type="date" office:date-value="2024-03-21T00:00:00" table:style-name="ce2">
            <text:p>2024-03-2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rocket-arena-2023</text:p>
          </table:table-cell>
          <table:table-cell office:value-type="string" table:style-name="ce1">
            <text:p>Imported from PCGW <text:s/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ckman X Dive</text:p>
          </table:table-cell>
          <table:table-cell office:value-type="string" table:style-name="ce1">
            <text:p>Capcom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1-09-15T00:00:00" table:style-name="ce2">
            <text:p>2021-09-1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ockSho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les of Survival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01-27T00:00:00" table:style-name="ce2">
            <text:p>2018-01-2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mbleverse</text:p>
          </table:table-cell>
          <table:table-cell office:value-type="string" table:style-name="ce1">
            <text:p>Epic_Games_Publishing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2-08-11T00:00:00" table:style-name="ce2">
            <text:p>2022-08-1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nescape 1</text:p>
          </table:table-cell>
          <table:table-cell office:value-type="string" table:style-name="ce1">
            <text:p>Jagex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Appears as Runescape Oldschoo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nescape 2</text:p>
          </table:table-cell>
          <table:table-cell office:value-type="string" table:style-name="ce1">
            <text:p>Jagex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unescape 3</text:p>
          </table:table-cell>
          <table:table-cell office:value-type="string" table:style-name="ce1">
            <text:p>Jagex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uneScape: Idle Adventure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sty Heart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1-05-11T00:00:00" table:style-name="ce2">
            <text:p>2011-05-1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vage: The Battle for Newerth</text:p>
          </table:table-cell>
          <table:table-cell office:value-type="string" table:style-name="ce1">
            <text:p>S2 Games</text:p>
          </table:table-cell>
          <table:table-cell office:value-type="string" table:style-name="ce1">
            <text:p>RTS/FPS</text:p>
          </table:table-cell>
          <table:table-cell office:value-type="string" table:style-name="ce1">
            <text:p>PC, Mac, Linux</text:p>
          </table:table-cell>
          <table:table-cell table:style-name="ce1"/>
          <table:table-cell office:value-type="date" office:date-value="2003-09-09T00:00:00" table:style-name="ce3">
            <text:p>2003-09-09</text:p>
          </table:table-cell>
          <table:table-cell table:style-name="ce3"/>
          <table:table-cell table:style-name="ce1"/>
          <table:table-cell office:value-type="string" table:style-name="ce4">
            <text:p>Savage XR</text:p>
          </table:table-cell>
          <table:table-cell table:style-name="ce1"/>
          <table:table-cell office:value-type="string" table:style-name="ce1">
            <text:p>Original client was open-source since 2007, but Savage XR has been made closed due to cheating concerns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cavengers</text:p>
          </table:table-cell>
          <table:table-cell office:value-type="string" table:style-name="ce1">
            <text:p>Improbable_Worlds_Limited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chool of Drag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,IGP</text:p>
          </table:table-cell>
          <table:table-cell office:value-type="date" office:date-value="2014-12-04T00:00:00" table:style-name="ce2">
            <text:p>2014-12-0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cram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9-01-08T00:00:00" table:style-name="ce2">
            <text:p>2019-01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crolls</text:p>
          </table:table-cell>
          <table:table-cell office:value-type="string" table:style-name="ce1">
            <text:p>Mojang</text:p>
          </table:table-cell>
          <table:table-cell table:style-name="ce1"/>
          <table:table-cell office:value-type="string" table:style-name="ce1">
            <text:p>PC, Andro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hadowbane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03-03-25T00:00:00" table:style-name="ce3">
            <text:p>2003-03-25</text:p>
          </table:table-cell>
          <table:table-cell office:value-type="date" office:date-value="2009-07-01T00:00:00" table:style-name="ce3">
            <text:p>2009-07-01</text:p>
          </table:table-cell>
          <table:table-cell table:style-name="ce1"/>
          <table:table-cell office:value-type="string" table:style-name="ce1">
            <text:p>Shadowbane Emulator</text:p>
          </table:table-cell>
          <table:table-cell table:style-name="ce1"/>
          <table:table-cell office:value-type="string" table:style-name="ce1">
            <text:p>Changyou.com bought the rights to the game in 2012 with plans to re-release the game, but no news since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hadowrun</text:p>
          </table:table-cell>
          <table:table-cell office:value-type="string" table:style-name="ce1">
            <text:p>Microsoft</text:p>
          </table:table-cell>
          <table:table-cell table:style-name="ce1"/>
          <table:table-cell office:value-type="string" table:style-name="ce1">
            <text:p>PC, 36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hadowrun Chronicles - Boston Lockdown</text:p>
          </table:table-cell>
          <table:table-cell office:value-type="string" table:style-name="ce1">
            <text:p>Nordic_Games<text:s/></text:p>
          </table:table-cell>
          <table:table-cell office:value-type="string" table:style-name="ce1">
            <text:p>Tactical_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15-04-28T00:00:00" table:style-name="ce2">
            <text:p>2015-04-2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hattered Skie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07-21T00:00:00" table:style-name="ce2">
            <text:p>2016-07-21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hin Megami Tensei: Imagine</text:p>
          </table:table-cell>
          <table:table-cell office:value-type="string" table:style-name="ce1">
            <text:p>Aeria Games, Atlus, Marvelous USA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7-04-04T00:00:00" table:style-name="ce3">
            <text:p>2007-04-04</text:p>
          </table:table-cell>
          <table:table-cell office:value-type="date" office:date-value="2016-05-24T00:00:00" table:style-name="ce3">
            <text:p>2016-05-24</text:p>
          </table:table-cell>
          <table:table-cell table:style-name="ce1"/>
          <table:table-cell office:value-type="string" table:style-name="ce1">
            <text:p>ReIMAGINE</text:p>
          </table:table-cell>
          <table:table-cell table:style-name="ce1"/>
          <table:table-cell office:value-type="string" table:style-name="ce1">
            <text:p>Permanent shut down due to Atlus suing other server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lent Hunter 5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Online, No DLC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imraceway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ms Online, The</text:p>
          </table:table-cell>
          <table:table-cell office:value-type="string" table:style-name="ce1">
            <text:p>EA Games</text:p>
            <text:p/>
          </table:table-cell>
          <table:table-cell office:value-type="string" table:style-name="ce1">
            <text:p>MMO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2-12-17T00:00:00" table:style-name="ce3">
            <text:p>2002-12-17</text:p>
          </table:table-cell>
          <table:table-cell office:value-type="date" office:date-value="2008-08-01T00:00:00" table:style-name="ce3">
            <text:p>2008-08-01</text:p>
          </table:table-cell>
          <table:table-cell table:style-name="ce1"/>
          <table:table-cell office:value-type="string" table:style-name="ce1">
            <text:p>FreeSO</text:p>
          </table:table-cell>
          <table:table-cell table:style-name="ce1"/>
          <table:table-cell office:value-type="string" table:style-name="ce1">
            <text:p>Contains a full 3D mode and custom gameplay mechanics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kara - The Blade Remai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lapsho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9-03-08T00:00:00" table:style-name="ce2">
            <text:p>2019-03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mash+Grab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lstice Arena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onic Runners</text:p>
          </table:table-cell>
          <table:table-cell office:value-type="string" table:style-name="ce1">
            <text:p>Sega</text:p>
          </table:table-cell>
          <table:table-cell table:style-name="ce1"/>
          <table:table-cell office:value-type="string" table:style-name="ce1">
            <text:p>iOS, Andro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O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01-23T00:00:00" table:style-name="ce2">
            <text:p>2018-01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ace Junkies</text:p>
          </table:table-cell>
          <table:table-cell office:value-type="string" table:style-name="ce1">
            <text:p>Ubisoft</text:p>
          </table:table-cell>
          <table:table-cell table:style-name="ce1"/>
          <table:table-cell office:value-type="string" table:style-name="ce1">
            <text:p>PC</text:p>
          </table:table-cell>
          <table:table-cell table:style-name="ce1"/>
          <table:table-cell office:value-type="date" office:date-value="2019-03-26T00:00:00" table:style-name="ce2">
            <text:p>2019-03-26</text:p>
          </table:table-cell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ubi-shutdown-2022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ace Punks</text:p>
          </table:table-cell>
          <table:table-cell office:value-type="string" table:style-name="ce1">
            <text:p>Jagex<text:s/></text:p>
          </table:table-cell>
          <table:table-cell office:value-type="string" table:style-name="ce1">
            <text:p>A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ellbreak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20-09-03T00:00:00" table:style-name="ce2">
            <text:p>2020-09-0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irit Lords</text:p>
          </table:table-cell>
          <table:table-cell office:value-type="string" table:style-name="ce1">
            <text:p>Kabam</text:p>
          </table:table-cell>
          <table:table-cell table:style-name="ce1"/>
          <table:table-cell office:value-type="string" table:style-name="ce1">
            <text:p>iOS, Andro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linter Cell Conviction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plinter Cell: Blacklist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ar Trek Adversarie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 Trek Online</text:p>
          </table:table-cell>
          <table:table-cell office:value-type="string" table:style-name="ce1">
            <text:p>Cryptic/Perfect World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Unknown EOL plan mentioned in passing by the devs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 Wars Galaxies</text:p>
          </table:table-cell>
          <table:table-cell office:value-type="string" table:style-name="ce1">
            <text:p>LucasArts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3-06-26T00:00:00" table:style-name="ce3">
            <text:p>2003-06-26</text:p>
          </table:table-cell>
          <table:table-cell office:value-type="date" office:date-value="2011-12-15T00:00:00" table:style-name="ce3">
            <text:p>2011-12-15</text:p>
          </table:table-cell>
          <table:table-cell table:style-name="ce1"/>
          <table:table-cell office:value-type="string" table:style-name="ce4">
            <text:p>SWGEmu SWG Legends Sentinels Republic</text:p>
          </table:table-cell>
          <table:table-cell table:style-name="ce1"/>
          <table:table-cell office:value-type="string" table:style-name="ce1">
            <text:p>SWGEmu recreates the game as it was in early 2005; SWG Legends is similiar to pre-closure; Sentinels Republic contains custom content.<text:s text:c="2"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 Wars: Battlefront</text:p>
          </table:table-cell>
          <table:table-cell table:number-columns-repeated="8" table:style-name="ce1"/>
          <table:table-cell office:value-type="string" table:style-name="ce1">
            <text:p>gamespy-ea-20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tar Wars: Battlefront II</text:p>
          </table:table-cell>
          <table:table-cell table:number-columns-repeated="6" table:style-name="ce1"/>
          <table:table-cell office:value-type="string" table:style-name="ce1">
            <text:p>Restored</text:p>
          </table:table-cell>
          <table:table-cell office:value-type="string" table:style-name="ce1">
            <text:p>GameRanger</text:p>
          </table:table-cell>
          <table:table-cell office:value-type="string" table:style-name="ce1">
            <text:p>disney-swbf2-2017</text:p>
          </table:table-cell>
          <table:table-cell office:value-type="string" table:style-name="ce1">
            <text:p>Disney re-added support in 2017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 Wars: Empire at War</text:p>
          </table:table-cell>
          <table:table-cell table:number-columns-repeated="4" table:style-name="ce1"/>
          <table:table-cell table:number-columns-repeated="2" table:style-name="ce3"/>
          <table:table-cell office:value-type="string" table:style-name="ce1">
            <text:p>Restored</text:p>
          </table:table-cell>
          <table:table-cell table:style-name="ce4"/>
          <table:table-cell office:value-type="string" table:style-name="ce1">
            <text:p>disney-sweaw-2017</text:p>
          </table:table-cell>
          <table:table-cell office:value-type="string" table:style-name="ce1">
            <text:p>Disney re-added support in 20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Craft</text:p>
          </table:table-cell>
          <table:table-cell office:value-type="string" table:style-name="ce1">
            <text:p>Blizzard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Craft II</text:p>
          </table:table-cell>
          <table:table-cell office:value-type="string" table:style-name="ce1">
            <text:p>Blizzard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ick Online</text:p>
          </table:table-cell>
          <table:table-cell table:style-name="ce1"/>
          <table:table-cell office:value-type="string" table:style-name="ce1">
            <text:p>MMO Platformer</text:p>
          </table:table-cell>
          <table:table-cell office:value-type="string" table:style-name="ce1">
            <text:p>PC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string" table:style-name="ce1">
            <text:p>LocalSO</text:p>
          </table:table-cell>
          <table:table-cell table:style-name="ce1"/>
          <table:table-cell office:value-type="string" table:style-name="ce1">
            <text:p>An indie MMO from the Game Maker Community. Originally closed in 2008 but switched to being donate-to-play while a sequel was developed which never released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reamline (Proletariat)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reet Fighter Online: Mouse Generation</text:p>
          </table:table-cell>
          <table:table-cell office:value-type="string" table:style-name="ce1">
            <text:p>NHN_Entertainmen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08-07-09T00:00:00" table:style-name="ce2">
            <text:p>2008-07-0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per Bomberman R Online</text:p>
          </table:table-cell>
          <table:table-cell office:value-type="string" table:style-name="ce1">
            <text:p>Konami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21-05-27T00:00:00" table:style-name="ce2">
            <text:p>2021-05-27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per Monday Night Comba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2-04-19T00:00:00" table:style-name="ce2">
            <text:p>2012-04-1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rvarium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rvival Project</text:p>
          </table:table-cell>
          <table:table-cell office:value-type="string" table:style-name="ce1">
            <text:p>HanbitSof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http://alanleigame.wix.com/survivalprojec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urvived By</text:p>
          </table:table-cell>
          <table:table-cell office:value-type="string" table:style-name="ce1">
            <text:p>Digital_Extre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bula Rasa</text:p>
          </table:table-cell>
          <table:table-cell office:value-type="string" table:style-name="ce1">
            <text:p>NCsof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7-11-02T00:00:00" table:style-name="ce3">
            <text:p>2007-11-02</text:p>
          </table:table-cell>
          <table:table-cell office:value-type="date" office:date-value="2009-02-28T00:00:00" table:style-name="ce3">
            <text:p>2009-02-28</text:p>
          </table:table-cell>
          <table:table-cell table:style-name="ce1"/>
          <table:table-cell office:value-type="string" table:style-name="ce1">
            <text:p>Infinite Rasa</text:p>
          </table:table-cell>
          <table:table-cell table:style-name="ce1"/>
          <table:table-cell office:value-type="string" table:style-name="ce1">
            <text:p>Can only walk around, little progress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ctical Intervention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3-10-08T00:00:00" table:style-name="ce2">
            <text:p>2013-10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RA</text:p>
          </table:table-cell>
          <table:table-cell office:value-type="string" table:style-name="ce1">
            <text:p>NHN_Entertainment<text:s/></text:p>
          </table:table-cell>
          <table:table-cell office:value-type="string" table:style-name="ce1">
            <text:p>MMO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1-01-25T00:00:00" table:style-name="ce2">
            <text:p>2011-01-2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est Drive Unlimited</text:p>
          </table:table-cell>
          <table:table-cell office:value-type="string" table:style-name="ce1">
            <text:p>Atari</text:p>
          </table:table-cell>
          <table:table-cell table:style-name="ce1"/>
          <table:table-cell office:value-type="string" table:style-name="ce1">
            <text:p>PC, 360, PS2</text:p>
          </table:table-cell>
          <table:table-cell table:number-columns-repeated="6" table:style-name="ce1"/>
          <table:table-cell office:value-type="string" table:style-name="ce1">
            <text:p>http://forum.turboduck.net/threads/29561-test-drive-unlimited-project-paradise-v003a-public-beta-availabl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Banner Saga: Factions</text:p>
          </table:table-cell>
          <table:table-cell table:style-name="ce1"/>
          <table:table-cell office:value-type="string" table:style-name="ce1">
            <text:p>Tactical_RPG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3-02-25T00:00:00" table:style-name="ce2">
            <text:p>2013-02-25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Chronicles of Spellborn</text:p>
          </table:table-cell>
          <table:table-cell office:value-type="string" table:style-name="ce1">
            <text:p>Frogster Interactive, Mindscape, Acclaim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F2P, IGP</text:p>
          </table:table-cell>
          <table:table-cell office:value-type="date" office:date-value="2008-11-27T00:00:00" table:style-name="ce2">
            <text:p>2008-11-27</text:p>
          </table:table-cell>
          <table:table-cell office:value-type="date" office:date-value="2010-08-31T00:00:00" table:style-name="ce2">
            <text:p>2010-08-3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Spellborn.org</text:p>
          </table:table-cell>
          <table:table-cell office:value-type="string" table:style-name="ce1">
            <text:p>spellborn-shutdown-2010</text:p>
          </table:table-cell>
          <table:table-cell office:value-type="string" table:style-name="ce1">
            <text:p>Wiki suggests revival involved a former developer, \c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Crew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C, PS4, 360, XBO</text:p>
          </table:table-cell>
          <table:table-cell office:value-type="string" table:style-name="ce1">
            <text:p>Paid, F2P</text:p>
          </table:table-cell>
          <table:table-cell office:value-type="date" office:date-value="2014-12-02T00:00:00" table:style-name="ce2">
            <text:p>2014-12-02</text:p>
          </table:table-cell>
          <table:table-cell office:value-type="date" office:date-value="2024-03-31T00:00:00" table:style-name="ce2">
            <text:p>2024-03-31</text:p>
          </table:table-cell>
          <table:table-cell office:value-type="string" table:style-name="ce1">
            <text:p>Unplayab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 Culling 2</text:p>
          </table:table-cell>
          <table:table-cell office:value-type="string" table:style-name="ce1">
            <text:p>Xaviant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18-07-10T00:00:00" table:style-name="ce2">
            <text:p>2018-07-10</text:p>
          </table:table-cell>
          <table:table-cell office:value-type="date" office:date-value="2018-07-18T00:00:00" table:style-name="ce2">
            <text:p>2018-07-18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culling-xaviant-2018</text:p>
          </table:table-cell>
          <table:table-cell office:value-type="string" table:style-name="ce1">
            <text:p>Players offered refunds, dev refocusd on original / rebo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Cycle: Frontier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2-06-08T00:00:00" table:style-name="ce2">
            <text:p>2022-06-08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Last Stand: Dead Zone</text:p>
          </table:table-cell>
          <table:table-cell office:value-type="string" table:style-name="ce1">
            <text:p>Armor Games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Giant paywall masquerading as a game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Last Stand: Union City</text:p>
          </table:table-cell>
          <table:table-cell office:value-type="string" table:style-name="ce1">
            <text:p>Armor Games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 Mighty Quest for Epic Loot</text:p>
          </table:table-cell>
          <table:table-cell office:value-type="string" table:style-name="ce1">
            <text:p>Ubi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5-02-06T00:00:00" table:style-name="ce2">
            <text:p>2015-02-06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Secret World</text:p>
          </table:table-cell>
          <table:table-cell office:value-type="string" table:style-name="ce1">
            <text:p>EA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 Settlers 7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he Walking Dead: Betrayal</text:p>
          </table:table-cell>
          <table:table-cell office:value-type="string" table:style-name="ce1">
            <text:p>Skybound_Ga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Paid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ger Knigh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itanfall</text:p>
          </table:table-cell>
          <table:table-cell office:value-type="string" table:style-name="ce1">
            <text:p>EA</text:p>
          </table:table-cell>
          <table:table-cell table:style-name="ce1"/>
          <table:table-cell office:value-type="string" table:style-name="ce1">
            <text:p>PC, XBO, 36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om Clancy's Ghost Recon Phantoms</text:p>
          </table:table-cell>
          <table:table-cell office:value-type="string" table:style-name="ce1">
            <text:p>Ubisoft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 ,IGP</text:p>
          </table:table-cell>
          <table:table-cell office:value-type="date" office:date-value="2014-04-10T00:00:00" table:style-name="ce2">
            <text:p>2014-04-10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m Clancy's Ghost Recon: Future Soldier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Multiplayer</text:p>
          </table:table-cell>
          <table:table-cell table:style-name="ce1"/>
          <table:table-cell office:value-type="string" table:style-name="ce1">
            <text:p>ubi-shutdown-2022</text:p>
          </table:table-cell>
          <table:table-cell office:value-type="string" table:style-name="ce1">
            <text:p>"To play the solo campaign, you will have to set your console into offline mode."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m Clancy's Rainbow Six Lockdown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m Clancy's Rainbow Six Vegas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m Clancy's Rainbow Six Vegas 2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1-06-01T00:00:00" table:style-name="ce2">
            <text:p>2021-06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m Clancy's The Division</text:p>
          </table:table-cell>
          <table:table-cell office:value-type="string" table:style-name="ce1">
            <text:p>Ubisoft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oontown Online</text:p>
          </table:table-cell>
          <table:table-cell office:value-type="string" table:style-name="ce1">
            <text:p>Walt Disney Company</text:p>
          </table:table-cell>
          <table:table-cell office:value-type="string" table:style-name="ce1">
            <text:p>MMO</text:p>
          </table:table-cell>
          <table:table-cell office:value-type="string" table:style-name="ce1">
            <text:p>PC, Mac</text:p>
          </table:table-cell>
          <table:table-cell office:value-type="string" table:style-name="ce1">
            <text:p>Subscription ,IGP</text:p>
          </table:table-cell>
          <table:table-cell office:value-type="date" office:date-value="2003-06-02T00:00:00" table:style-name="ce3">
            <text:p>2003-06-02</text:p>
          </table:table-cell>
          <table:table-cell office:value-type="date" office:date-value="2013-09-19T00:00:00" table:style-name="ce3">
            <text:p>2013-09-19</text:p>
          </table:table-cell>
          <table:table-cell table:style-name="ce1"/>
          <table:table-cell office:value-type="string" table:style-name="ce4">
            <text:p>Toontown Rewritten Toontown Realms Corporate Clash</text:p>
          </table:table-cell>
          <table:table-cell table:style-name="ce1"/>
          <table:table-cell office:value-type="string" table:style-name="ce1">
            <text:p>Rewritten stays close to the original game; Realms lets you play offline or with a few friends; Corporate Clash contains new content updates. 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pSpin 2K25</text:p>
          </table:table-cell>
          <table:table-cell office:value-type="string" table:style-name="ce1">
            <text:p>2K Sports</text:p>
          </table:table-cell>
          <table:table-cell office:value-type="string" table:style-name="ce1">
            <text:p>Sports, Tennis</text:p>
          </table:table-cell>
          <table:table-cell office:value-type="string" table:style-name="ce1">
            <text:p>PC, PS4, PS5, XBO, XSX</text:p>
          </table:table-cell>
          <table:table-cell office:value-type="string" table:style-name="ce1">
            <text:p>Paid, IGP</text:p>
          </table:table-cell>
          <table:table-cell office:value-type="date" office:date-value="2024-04-26T00:00:00" table:style-name="ce2">
            <text:p>2024-04-26</text:p>
          </table:table-cell>
          <table:table-cell office:value-type="date" office:date-value="2026-12-31T00:00:00" table:style-name="ce2">
            <text:p>2026-12-31</text:p>
          </table:table-cell>
          <table:table-cell office:value-type="string" table:style-name="ce1">
            <text:p>Always online</text:p>
          </table:table-cell>
          <table:table-cell table:style-name="ce1"/>
          <table:table-cell office:value-type="string" table:style-name="ce1">
            <text:p>2k-topspin-2024</text:p>
          </table:table-cell>
          <table:table-cell office:value-type="string" table:style-name="ce1">
            <text:p>Game has singleplayer playability issues because of network, publisher has set an end date ahead of publicatio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tal War: Arena</text:p>
          </table:table-cell>
          <table:table-cell office:value-type="string" table:style-name="ce1">
            <text:p>Wargaming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rickster Online</text:p>
          </table:table-cell>
          <table:table-cell office:value-type="string" table:style-name="ce1">
            <text:p>Various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3-04-10T00:00:00" table:style-name="ce3">
            <text:p>2003-04-10</text:p>
          </table:table-cell>
          <table:table-cell office:value-type="date" office:date-value="2014-01-28T00:00:00" table:style-name="ce3">
            <text:p>2014-01-28</text:p>
          </table:table-cell>
          <table:table-cell table:style-name="ce1"/>
          <table:table-cell office:value-type="string" table:style-name="ce4">
            <text:p>LifeT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niversal Century Gundam Online</text:p>
          </table:table-cell>
          <table:table-cell office:value-type="string" table:style-name="ce1">
            <text:p>Bandai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5-09-29T00:00:00" table:style-name="ce3">
            <text:p>2005-09-29</text:p>
          </table:table-cell>
          <table:table-cell office:value-type="date" office:date-value="2007-12-15T00:00:00" table:style-name="ce3">
            <text:p>2007-12-15</text:p>
          </table:table-cell>
          <table:table-cell table:style-name="ce1"/>
          <table:table-cell office:value-type="string" table:style-name="ce1">
            <text:p>UCGO Server</text:p>
          </table:table-cell>
          <table:table-cell table:style-name="ce1"/>
          <table:table-cell office:value-type="string" table:style-name="ce1">
            <text:p>Originally Japanese only, but has been translated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gabond</text:p>
          </table:table-cell>
          <table:table-cell office:value-type="string" table:style-name="ce1">
            <text:p>Redhorizon_Games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nguard: Saga of Heroes</text:p>
          </table:table-cell>
          <table:table-cell office:value-type="string" table:style-name="ce1">
            <text:p>Sony Online Entertainmen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7-01-30T00:00:00" table:style-name="ce3">
            <text:p>2007-01-30</text:p>
          </table:table-cell>
          <table:table-cell office:value-type="date" office:date-value="2014-07-31T00:00:00" table:style-name="ce3">
            <text:p>2014-07-31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VGOEmulator</text:p>
          </table:table-cell>
          <table:table-cell office:value-type="string" table:style-name="ce1">
            <text:p>sony-shutdown-2014</text:p>
          </table:table-cell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iled Experts</text:p>
          </table:table-cell>
          <table:table-cell office:value-type="string" table:style-name="ce1">
            <text:p>Nexon_Korea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deo Horror Society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irtual Magic Kingdom</text:p>
          </table:table-cell>
          <table:table-cell office:value-type="string" table:style-name="ce1">
            <text:p>Walt Disney Parks and Resorts</text:p>
          </table:table-cell>
          <table:table-cell office:value-type="string" table:style-name="ce1">
            <text:p>MMO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05-05-23T00:00:00" table:style-name="ce3">
            <text:p>2005-05-23</text:p>
          </table:table-cell>
          <table:table-cell office:value-type="date" office:date-value="2008-05-21T00:00:00" table:style-name="ce3">
            <text:p>2008-05-21</text:p>
          </table:table-cell>
          <table:table-cell table:style-name="ce1"/>
          <table:table-cell office:value-type="string" table:style-name="ce4">
            <text:p>MyVMK VMK Legac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ox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rhammer 40,000: Eternal Crusad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6-09-23T00:00:00" table:style-name="ce2">
            <text:p>2016-09-2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rhammer Age of Sigmar: Champi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F2P<text:s/></text:p>
          </table:table-cell>
          <table:table-cell office:value-type="date" office:date-value="2019-02-19T00:00:00" table:style-name="ce2">
            <text:p>2019-02-1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rhammer Online: Age of Reckoning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, Mac</text:p>
          </table:table-cell>
          <table:table-cell table:style-name="ce1"/>
          <table:table-cell office:value-type="date" office:date-value="2008-09-18T00:00:00" table:style-name="ce3">
            <text:p>2008-09-18</text:p>
          </table:table-cell>
          <table:table-cell office:value-type="date" office:date-value="2013-12-18T00:00:00" table:style-name="ce3">
            <text:p>2013-12-18</text:p>
          </table:table-cell>
          <table:table-cell table:style-name="ce1"/>
          <table:table-cell office:value-type="string" table:style-name="ce1">
            <text:p>Return of Reckoning</text:p>
          </table:table-cell>
          <table:table-cell table:style-name="ce1"/>
          <table:table-cell office:value-type="string" table:style-name="ce1">
            <text:p>Alpha, still missing some conten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rmonger</text:p>
          </table:table-cell>
          <table:table-cell office:value-type="string" table:style-name="ce1">
            <text:p>GAMESinFLA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8-06-14T00:00:00" table:style-name="ce2">
            <text:p>2018-06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ildStar</text:p>
          </table:table-cell>
          <table:table-cell office:value-type="string" table:style-name="ce1">
            <text:p>NCSof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4-06-03T00:00:00" table:style-name="ce3">
            <text:p>2014-06-03</text:p>
          </table:table-cell>
          <table:table-cell office:value-type="date" office:date-value="2018-11-28T00:00:00" table:style-name="ce3">
            <text:p>2018-11-28</text:p>
          </table:table-cell>
          <table:table-cell office:value-type="string" table:style-name="ce1">
            <text:p>Unplayable</text:p>
          </table:table-cell>
          <table:table-cell office:value-type="string" table:style-name="ce1">
            <text:p>Nexus Forever</text:p>
          </table:table-cell>
          <table:table-cell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izardry Online</text:p>
          </table:table-cell>
          <table:table-cell office:value-type="string" table:style-name="ce1">
            <text:p>Sony Online Entertainment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13-01-30T00:00:00" table:style-name="ce3">
            <text:p>2013-01-30</text:p>
          </table:table-cell>
          <table:table-cell office:value-type="date" office:date-value="2014-07-31T00:00:00" table:style-name="ce3">
            <text:p>2014-07-31</text:p>
          </table:table-cell>
          <table:table-cell office:value-type="string" table:style-name="ce1">
            <text:p>Unplayable</text:p>
          </table:table-cell>
          <table:table-cell office:value-type="string" table:style-name="ce4">
            <text:p>Wizardry Online Private Server</text:p>
          </table:table-cell>
          <table:table-cell office:value-type="string" table:style-name="ce1">
            <text:p>sony-shutdown-2014</text:p>
          </table:table-cell>
          <table:table-cell office:value-type="string" table:style-name="ce1">
            <text:p>Still in very early developmen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lflord - Werewolf Online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 In Conflict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Strategy</text:p>
          </table:table-cell>
          <table:table-cell table:number-columns-repeated="2" table:style-name="ce1"/>
          <table:table-cell table:number-columns-repeated="2" table:style-name="ce3"/>
          <table:table-cell office:value-type="string" table:style-name="ce1">
            <text:p>Playable</text:p>
          </table:table-cell>
          <table:table-cell office:value-type="string" table:style-name="ce4">
            <text:p>Massgate</text:p>
          </table:table-cell>
          <table:table-cell office:value-type="string" table:style-name="ce1">
            <text:p>ubi-massgate-2017</text:p>
          </table:table-cell>
          <table:table-cell office:value-type="string" table:style-name="ce1">
            <text:p>Ubisoft released server source cod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 of Speed</text:p>
          </table:table-cell>
          <table:table-cell office:value-type="string" table:style-name="ce1">
            <text:p>Mad_Dog_Game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 of Warcraft</text:p>
          </table:table-cell>
          <table:table-cell office:value-type="string" table:style-name="ce1">
            <text:p>Blizzard</text:p>
          </table:table-cell>
          <table:table-cell table:style-name="ce1"/>
          <table:table-cell office:value-type="string" table:style-name="ce1">
            <text:p>PC</text:p>
          </table:table-cell>
          <table:table-cell table:number-columns-repeated="6" table:style-name="ce1"/>
          <table:table-cell office:value-type="string" table:style-name="ce1">
            <text:p>Private servers exist to mimic functionality, but none are really even close to the official servers.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 Series of Poker: Full House Pro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14-04-09T00:00:00" table:style-name="ce2">
            <text:p>2014-04-09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 War Toons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table:style-name="ce2"/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orlds Adrift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<text:s/></text:p>
          </table:table-cell>
          <table:table-cell office:value-type="date" office:date-value="2024-05-14T00:00:00" table:style-name="ce2">
            <text:p>2024-05-14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WE 2K15</text:p>
          </table:table-cell>
          <table:table-cell office:value-type="string" table:style-name="ce1">
            <text:p>2K Sports</text:p>
          </table:table-cell>
          <table:table-cell office:value-type="string" table:style-name="ce1">
            <text:p>Sport, Wrestling</text:p>
          </table:table-cell>
          <table:table-cell office:value-type="string" table:style-name="ce1">
            <text:p>PC, PS4, XBO, PS3, 360</text:p>
          </table:table-cell>
          <table:table-cell office:value-type="string" table:style-name="ce1">
            <text:p>Paid, DLC</text:p>
          </table:table-cell>
          <table:table-cell office:value-type="date" office:date-value="2014-10-28T00:00:00" table:style-name="ce2">
            <text:p>2014-10-28</text:p>
          </table:table-cell>
          <table:table-cell office:value-type="date" office:date-value="2016-05-31T00:00:00" table:style-name="ce2">
            <text:p>2016-05-31</text:p>
          </table:table-cell>
          <table:table-cell office:value-type="string" table:style-name="ce1">
            <text:p>No Online Play, No Community Asse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we2k15-shutdown-201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Xen Online (Korea, Europe)</text:p>
            <text:p>Secret of the Solstice (US)</text:p>
          </table:table-cell>
          <table:table-cell office:value-type="string" table:style-name="ce1">
            <text:p>DNC Entertainment</text:p>
            <text:p>Outspark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8-01-09T00:00:00" table:style-name="ce3">
            <text:p>2008-01-09</text:p>
          </table:table-cell>
          <table:table-cell office:value-type="date" office:date-value="2011-08-11T00:00:00" table:style-name="ce3">
            <text:p>2011-08-11</text:p>
          </table:table-cell>
          <table:table-cell table:style-name="ce1"/>
          <table:table-cell office:value-type="string" table:style-name="ce4">
            <text:p>Xen Rebirth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Yogurting</text:p>
          </table:table-cell>
          <table:table-cell office:value-type="string" table:style-name="ce1">
            <text:p>GungHo</text:p>
          </table:table-cell>
          <table:table-cell office:value-type="string" table:style-name="ce1">
            <text:p>MMORPG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05-05-10T00:00:00" table:style-name="ce3">
            <text:p>2005-05-10</text:p>
          </table:table-cell>
          <table:table-cell table:style-name="ce3"/>
          <table:table-cell table:style-name="ce1"/>
          <table:table-cell office:value-type="string" table:style-name="ce1">
            <text:p>Yogurting Renewed</text:p>
          </table:table-cell>
          <table:table-cell table:style-name="ce1"/>
          <table:table-cell office:value-type="string" table:style-name="ce1">
            <text:p><text:a xlink:href="https://web.archive.org/web/20220812085812/https:/yogurtingrenewed.com/">Revival project launched in 2022, but disappeared.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ombiU</text:p>
          </table:table-cell>
          <table:table-cell office:value-type="string" table:style-name="ce1">
            <text:p>Ubisoft</text:p>
          </table:table-cell>
          <table:table-cell table:number-columns-repeated="3" table:style-name="ce1"/>
          <table:table-cell table:style-name="ce2"/>
          <table:table-cell office:value-type="date" office:date-value="2022-09-01T00:00:00" table:style-name="ce2">
            <text:p>2022-09-01</text:p>
          </table:table-cell>
          <table:table-cell office:value-type="string" table:style-name="ce1">
            <text:p>No Online</text:p>
          </table:table-cell>
          <table:table-cell table:style-name="ce1"/>
          <table:table-cell office:value-type="string" table:style-name="ce1">
            <text:p>ubi-shutdown-20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Zoo Tycoon Friends</text:p>
          </table:table-cell>
          <table:table-cell office:value-type="string" table:style-name="ce1">
            <text:p>Xbox_Game_Studios<text:s/></text:p>
          </table:table-cell>
          <table:table-cell table:style-name="ce1"/>
          <table:table-cell office:value-type="string" table:style-name="ce1">
            <text:p>PC</text:p>
          </table:table-cell>
          <table:table-cell office:value-type="string" table:style-name="ce1">
            <text:p><text:s/>,IGP</text:p>
          </table:table-cell>
          <table:table-cell office:value-type="date" office:date-value="2014-10-13T00:00:00" table:style-name="ce2">
            <text:p>2014-10-13</text:p>
          </table:table-cell>
          <table:table-cell table:style-name="ce1"/>
          <table:table-cell office:value-type="string" table:style-name="ce1">
            <text:p>Unplayable</text:p>
          </table:table-cell>
          <table:table-cell table:number-columns-repeated="2" table:style-name="ce1"/>
          <table:table-cell office:value-type="string" table:style-name="ce1">
            <text:p>Imported from PCGW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ong Us: Crewmate Edition</text:p>
          </table:table-cell>
          <table:table-cell office:value-type="string" table:style-name="ce1">
            <text:p>Innersloth<text:s/></text:p>
          </table:table-cell>
          <table:table-cell office:value-type="string" table:style-name="ce1">
            <text:p><text:s/>Strategy Indie<text:s/>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aid</text:p>
          </table:table-cell>
          <table:table-cell office:value-type="date" office:date-value="2021-12-14T00:00:00" table:style-name="ce2">
            <text:p>2021-12-1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ck 4 Blood</text:p>
          </table:table-cell>
          <table:table-cell office:value-type="string" table:style-name="ce1">
            <text:p>Warner Bros. Interactive Entertainment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4,PS5,XBO</text:p>
          </table:table-cell>
          <table:table-cell office:value-type="string" table:style-name="ce1">
            <text:p>Paid</text:p>
          </table:table-cell>
          <table:table-cell office:value-type="date" office:date-value="2021-10-12T00:00:00" table:style-name="ce2">
            <text:p>2021-10-12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ll of Duty Vanguard</text:p>
          </table:table-cell>
          <table:table-cell office:value-type="string" table:style-name="ce1">
            <text:p>Activision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4, XBX, XBO</text:p>
          </table:table-cell>
          <table:table-cell table:style-name="ce1"/>
          <table:table-cell office:value-type="date" office:date-value="2021-11-05T00:00:00" table:style-name="ce2">
            <text:p>2021-11-05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ll of Duty: Black Ops: Cold War</text:p>
          </table:table-cell>
          <table:table-cell office:value-type="string" table:style-name="ce1">
            <text:p>Activision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5</text:p>
          </table:table-cell>
          <table:table-cell table:style-name="ce1"/>
          <table:table-cell office:value-type="date" office:date-value="2020-11-13T00:00:00" table:style-name="ce2">
            <text:p>2020-11-13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ll of Duty: Modern Warfare</text:p>
          </table:table-cell>
          <table:table-cell office:value-type="string" table:style-name="ce1">
            <text:p>Activision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4</text:p>
          </table:table-cell>
          <table:table-cell table:style-name="ce1"/>
          <table:table-cell table:style-name="ce2"/>
          <table:table-cell table:number-columns-repeated="4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ll of Duty: Modern Warfare Remastered</text:p>
          </table:table-cell>
          <table:table-cell office:value-type="string" table:style-name="ce1">
            <text:p>Activision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xone</text:p>
          </table:table-cell>
          <table:table-cell table:style-name="ce1"/>
          <table:table-cell office:value-type="date" office:date-value="2016-11-04T00:00:00" table:style-name="ce2">
            <text:p>2016-11-04</text:p>
          </table:table-cell>
          <table:table-cell table:number-columns-repeated="4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unter-Strike</text:p>
          </table:table-cell>
          <table:table-cell office:value-type="string" table:style-name="ce1">
            <text:p>Valve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aid</text:p>
          </table:table-cell>
          <table:table-cell office:value-type="date" office:date-value="2000-11-09T00:00:00" table:style-name="ce2">
            <text:p>2000-11-09</text:p>
          </table:table-cell>
          <table:table-cell table:style-name="ce1"/>
          <table:table-cell office:value-type="string" table:style-name="ce1">
            <text:p>LAN Multiplayer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ash Team Rumble</text:p>
          </table:table-cell>
          <table:table-cell office:value-type="string" table:style-name="ce1">
            <text:p>Activision<text:s/></text:p>
          </table:table-cell>
          <table:table-cell office:value-type="string" table:style-name="ce1">
            <text:p><text:s/>Adventure<text:s/></text:p>
          </table:table-cell>
          <table:table-cell office:value-type="string" table:style-name="ce1">
            <text:p>ps4, PS5, XBO, XBX</text:p>
          </table:table-cell>
          <table:table-cell table:style-name="ce1"/>
          <table:table-cell office:value-type="date" office:date-value="2023-06-20T00:00:00" table:style-name="ce2">
            <text:p>2023-06-20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ad Alliance</text:p>
          </table:table-cell>
          <table:table-cell office:value-type="string" table:style-name="ce1">
            <text:p>Maximum Games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4, PC</text:p>
          </table:table-cell>
          <table:table-cell office:value-type="string" table:style-name="ce1">
            <text:p>Paid</text:p>
          </table:table-cell>
          <table:table-cell office:value-type="date" office:date-value="2017-08-29T00:00:00" table:style-name="ce2">
            <text:p>2017-08-29</text:p>
          </table:table-cell>
          <table:table-cell office:value-type="date" office:date-value="2022-12-16T00:00:00" table:style-name="ce2">
            <text:p>2022-12-16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dead-alliance-2022</text:p>
          </table:table-cell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athloop</text:p>
          </table:table-cell>
          <table:table-cell office:value-type="string" table:style-name="ce1">
            <text:p>Bethesda Softworks<text:s/></text:p>
          </table:table-cell>
          <table:table-cell office:value-type="string" table:style-name="ce1">
            <text:p><text:s/>Shooter Adventure<text:s/>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21-09-14T00:00:00" table:style-name="ce2">
            <text:p>2021-09-1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xoprimal</text:p>
          </table:table-cell>
          <table:table-cell office:value-type="string" table:style-name="ce1">
            <text:p>Capcom</text:p>
          </table:table-cell>
          <table:table-cell office:value-type="string" table:style-name="ce1">
            <text:p><text:s/>Shooter Hack and slash/Beat &amp;#039;em up<text:s/></text:p>
          </table:table-cell>
          <table:table-cell office:value-type="string" table:style-name="ce1">
            <text:p>PS4,PS5, PC, XBO, XBX</text:p>
          </table:table-cell>
          <table:table-cell office:value-type="string" table:style-name="ce1">
            <text:p>Paid</text:p>
          </table:table-cell>
          <table:table-cell office:value-type="date" office:date-value="2023-07-14T00:00:00" table:style-name="ce2">
            <text:p>2023-07-1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llout 76</text:p>
          </table:table-cell>
          <table:table-cell office:value-type="string" table:style-name="ce1">
            <text:p>Bethesda Softworks<text:s/></text:p>
          </table:table-cell>
          <table:table-cell office:value-type="string" table:style-name="ce1">
            <text:p><text:s/>Shooter Role-playing (RPG)<text:s/></text:p>
          </table:table-cell>
          <table:table-cell office:value-type="string" table:style-name="ce1">
            <text:p>PS4, PC, XBO</text:p>
          </table:table-cell>
          <table:table-cell office:value-type="string" table:style-name="ce1">
            <text:p>Paid, subscription</text:p>
          </table:table-cell>
          <table:table-cell office:value-type="date" office:date-value="2018-11-14T00:00:00" table:style-name="ce2">
            <text:p>2018-11-1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orza Motorsport</text:p>
          </table:table-cell>
          <table:table-cell office:value-type="string" table:style-name="ce1">
            <text:p>Xbox Game Studios<text:s/></text:p>
          </table:table-cell>
          <table:table-cell office:value-type="string" table:style-name="ce1">
            <text:p><text:s/>Racing Simulator Sport<text:s/></text:p>
          </table:table-cell>
          <table:table-cell office:value-type="string" table:style-name="ce1">
            <text:p>XBX</text:p>
          </table:table-cell>
          <table:table-cell office:value-type="string" table:style-name="ce1">
            <text:p>Paid</text:p>
          </table:table-cell>
          <table:table-cell office:value-type="date" office:date-value="2023-10-10T00:00:00" table:style-name="ce2">
            <text:p>2023-10-10</text:p>
          </table:table-cell>
          <table:table-cell table:number-columns-repeated="4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dfall</text:p>
          </table:table-cell>
          <table:table-cell office:value-type="string" table:style-name="ce1">
            <text:p>Gearbox Publishing<text:s/></text:p>
          </table:table-cell>
          <table:table-cell office:value-type="string" table:style-name="ce1">
            <text:p><text:s/>Role-playing (RPG) Adventure<text:s/></text:p>
          </table:table-cell>
          <table:table-cell office:value-type="string" table:style-name="ce1">
            <text:p>PS5, Pc, Ps4, XBO, XBX</text:p>
          </table:table-cell>
          <table:table-cell office:value-type="string" table:style-name="ce1">
            <text:p>Paid</text:p>
          </table:table-cell>
          <table:table-cell office:value-type="date" office:date-value="2020-11-12T00:00:00" table:style-name="ce2">
            <text:p>2020-11-12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ran Turismo 7</text:p>
          </table:table-cell>
          <table:table-cell office:value-type="string" table:style-name="ce1">
            <text:p>PlayStation Studios<text:s/></text:p>
          </table:table-cell>
          <table:table-cell office:value-type="string" table:style-name="ce1">
            <text:p><text:s/>Racing Simulator Sport<text:s/></text:p>
          </table:table-cell>
          <table:table-cell office:value-type="string" table:style-name="ce1">
            <text:p>PS4,PS5</text:p>
          </table:table-cell>
          <table:table-cell table:style-name="ce1"/>
          <table:table-cell office:value-type="date" office:date-value="2022-03-04T00:00:00" table:style-name="ce2">
            <text:p>2022-03-0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G</text:p>
          </table:table-cell>
          <table:table-cell office:value-type="string" table:style-name="ce1">
            <text:p>Sony Computer Entertainment<text:s/></text:p>
          </table:table-cell>
          <table:table-cell office:value-type="string" table:style-name="ce1">
            <text:p><text:s/>Shooter<text:s/>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Paid</text:p>
          </table:table-cell>
          <table:table-cell office:value-type="date" office:date-value="2010-02-11T00:00:00" table:style-name="ce2">
            <text:p>2010-02-11</text:p>
          </table:table-cell>
          <table:table-cell office:value-type="date" office:date-value="2014-01-28T00:00:00" table:style-name="ce2">
            <text:p>2014-01-28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mag-sony-2013</text:p>
          </table:table-cell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rvel's Avengers</text:p>
          </table:table-cell>
          <table:table-cell office:value-type="string" table:style-name="ce1">
            <text:p>Square Enix<text:s/></text:p>
          </table:table-cell>
          <table:table-cell office:value-type="string" table:style-name="ce1">
            <text:p><text:s/>Role-playing (RPG) Adventure<text:s/></text:p>
          </table:table-cell>
          <table:table-cell office:value-type="string" table:style-name="ce1">
            <text:p>ps4</text:p>
          </table:table-cell>
          <table:table-cell office:value-type="string" table:style-name="ce1">
            <text:p>Paid</text:p>
          </table:table-cell>
          <table:table-cell office:value-type="date" office:date-value="2020-09-04T00:00:00" table:style-name="ce2">
            <text:p>2020-09-04</text:p>
          </table:table-cell>
          <table:table-cell office:value-type="date" office:date-value="2023-09-30T00:00:00" table:style-name="ce2">
            <text:p>2023-09-30</text:p>
          </table:table-cell>
          <table:table-cell table:number-columns-repeated="2" table:style-name="ce1"/>
          <table:table-cell office:value-type="string" table:style-name="ce1">
            <text:p>marvel-avenger-2023</text:p>
          </table:table-cell>
          <table:table-cell office:value-type="string" table:style-name="ce1">
            <text:p>No longer supported, but still playable. 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ro Machines: World Series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<text:s/>Racing Arcade<text:s/></text:p>
          </table:table-cell>
          <table:table-cell office:value-type="string" table:style-name="ce1">
            <text:p>PC, Mac, PS4, XBO</text:p>
          </table:table-cell>
          <table:table-cell office:value-type="string" table:style-name="ce1">
            <text:p>Paid</text:p>
          </table:table-cell>
          <table:table-cell office:value-type="date" office:date-value="2017-06-23T00:00:00" table:style-name="ce2">
            <text:p>2017-06-23</text:p>
          </table:table-cell>
          <table:table-cell office:value-type="date" office:date-value="2024-03-21T00:00:00" table:style-name="ce2">
            <text:p>2024-03-21</text:p>
          </table:table-cell>
          <table:table-cell office:value-type="string" table:style-name="ce1">
            <text:p>Unplayable</text:p>
          </table:table-cell>
          <table:table-cell table:style-name="ce1"/>
          <table:table-cell office:value-type="string" table:style-name="ce1">
            <text:p>ea-iq-2024</text:p>
          </table:table-cell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eed for Speed</text:p>
          </table:table-cell>
          <table:table-cell office:value-type="string" table:style-name="ce1">
            <text:p>Electronic Arts<text:s/></text:p>
          </table:table-cell>
          <table:table-cell office:value-type="string" table:style-name="ce1">
            <text:p><text:s/>Racing Simulator Adventure Arcade<text:s/></text:p>
          </table:table-cell>
          <table:table-cell office:value-type="string" table:style-name="ce1">
            <text:p>ps4</text:p>
          </table:table-cell>
          <table:table-cell table:style-name="ce1"/>
          <table:table-cell office:value-type="date" office:date-value="2015-11-05T00:00:00" table:style-name="ce2">
            <text:p>2015-11-05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Yes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cott Pilgrim vs. The World - The Game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<text:s/>Fighting Hack and slash/Beat &amp;#039;em up Adventure<text:s/></text:p>
          </table:table-cell>
          <table:table-cell office:value-type="string" table:style-name="ce1">
            <text:p>PS4, PC, XBO, Switch</text:p>
          </table:table-cell>
          <table:table-cell office:value-type="string" table:style-name="ce1">
            <text:p>Paid</text:p>
          </table:table-cell>
          <table:table-cell office:value-type="date" office:date-value="2021-01-14T00:00:00" table:style-name="ce2">
            <text:p>2021-01-14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he SimCity Box</text:p>
          </table:table-cell>
          <table:table-cell office:value-type="string" table:style-name="ce1">
            <text:p>Electronic Arts<text:s/>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date" office:date-value="2024-05-14T00:00:00" table:style-name="ce2">
            <text:p>2024-05-14</text:p>
          </table:table-cell>
          <table:table-cell table:number-columns-repeated="4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Uncharted: Golden Abyss</text:p>
          </table:table-cell>
          <table:table-cell office:value-type="string" table:style-name="ce1">
            <text:p>Sony Computer Entertainment<text:s/></text:p>
          </table:table-cell>
          <table:table-cell office:value-type="string" table:style-name="ce1">
            <text:p><text:s/>Shooter Platform Adventure<text:s/></text:p>
          </table:table-cell>
          <table:table-cell office:value-type="string" table:style-name="ce1">
            <text:p>psvita</text:p>
          </table:table-cell>
          <table:table-cell office:value-type="string" table:style-name="ce1">
            <text:p>Paid</text:p>
          </table:table-cell>
          <table:table-cell office:value-type="date" office:date-value="2012-02-22T00:00:00" table:style-name="ce2">
            <text:p>2012-02-22</text:p>
          </table:table-cell>
          <table:table-cell table:number-columns-repeated="4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rdun - WWI - Western Front</text:p>
          </table:table-cell>
          <table:table-cell office:value-type="string" table:style-name="ce1">
            <text:p>Abstraction Games<text:s/></text:p>
          </table:table-cell>
          <table:table-cell office:value-type="string" table:style-name="ce1">
            <text:p><text:s/>Shooter Simulator Strategy Indie<text:s/></text:p>
          </table:table-cell>
          <table:table-cell office:value-type="string" table:style-name="ce1">
            <text:p>ps4</text:p>
          </table:table-cell>
          <table:table-cell table:style-name="ce1"/>
          <table:table-cell office:value-type="date" office:date-value="2016-08-30T00:00:00" table:style-name="ce2">
            <text:p>2016-08-30</text:p>
          </table:table-cell>
          <table:table-cell table:number-columns-repeated="4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izard with a Gun</text:p>
          </table:table-cell>
          <table:table-cell office:value-type="string" table:style-name="ce1">
            <text:p>Devolver Digital<text:s/></text:p>
          </table:table-cell>
          <table:table-cell office:value-type="string" table:style-name="ce1">
            <text:p><text:s/>Shooter Adventure Indie<text:s/></text:p>
          </table:table-cell>
          <table:table-cell office:value-type="string" table:style-name="ce1">
            <text:p>ps5</text:p>
          </table:table-cell>
          <table:table-cell table:style-name="ce1"/>
          <table:table-cell office:value-type="date" office:date-value="2023-10-17T00:00:00" table:style-name="ce2">
            <text:p>2023-10-17</text:p>
          </table:table-cell>
          <table:table-cell table:style-name="ce1"/>
          <table:table-cell office:value-type="string" table:style-name="ce1">
            <text:p>Support</text:p>
          </table:table-cell>
          <table:table-cell table:number-columns-repeated="2" table:style-name="ce1"/>
          <table:table-cell office:value-type="string" table:style-name="ce1">
            <text:p>Imported from DIP. DL: No. Offline: No</text:p>
          </table:table-cell>
          <table:table-cell table:number-columns-repeated="16373"/>
        </table:table-row>
        <table:table-row table:number-rows-repeated="1048233" table:style-name="ro1">
          <table:table-cell table:number-columns-repeated="16384"/>
        </table:table-row>
      </table:table>
      <table:database-ranges>
        <table:database-range table:target-range-address="Sheet1.A1:Sheet1.K343" table:name="Table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Accen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style:font-name="Arial" style:font-name-asian="Arial" style:font-name-complex="Arial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McGregor, Leon McGregor</meta:initial-creator>
    <dc:creator>McGregor, Leon McGregor</dc:creator>
    <meta:creation-date>2024-04-30T12:07:23Z</meta:creation-date>
    <dc:date>2024-05-22T16:10:11Z</dc:date>
  </office:meta>
</office:document-meta>
</file>